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8EE0000011AB2F1AC57.png"/>
  <manifest:file-entry manifest:media-type="image/jpeg" manifest:full-path="Pictures/100000000000034900000253799457C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master-page-name="">
      <style:table-properties style:width="14.101cm" style:page-number="0" fo:break-before="auto" fo:break-after="auto" table:align="center" fo:background-color="transparent" style:shadow="none" fo:keep-with-next="auto" style:may-break-between-rows="true" style:writing-mode="lr-tb">
        <style:background-image/>
      </style:table-properties>
    </style:style>
    <style:style style:name="Tabelle1.A" style:family="table-column">
      <style:table-column-properties style:column-width="1.949cm"/>
    </style:style>
    <style:style style:name="Tabelle1.B" style:family="table-column">
      <style:table-column-properties style:column-width="2.477cm"/>
    </style:style>
    <style:style style:name="Tabelle1.C" style:family="table-column">
      <style:table-column-properties style:column-width="3.03cm"/>
    </style:style>
    <style:style style:name="Tabelle1.D" style:family="table-column">
      <style:table-column-properties style:column-width="6.645cm"/>
    </style:style>
    <style:style style:name="Tabelle1.1" style:family="table-row">
      <style:table-row-properties style:min-row-height="0.529cm" style:keep-together="false" fo:keep-together="always"/>
    </style:style>
    <style:style style:name="Tabelle1.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1.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A2" style:family="table-cell">
      <style:table-cell-properties style:vertical-align="top" fo:background-color="#f2f2f2" fo:padding-left="0.191cm" fo:padding-right="0.191cm" fo:padding-top="0cm" fo:padding-bottom="0cm" fo:border-left="none" fo:border-right="none" fo:border-top="0.035cm solid #ffffff" fo:border-bottom="0.035cm solid #ffffff" style:writing-mode="lr-tb">
        <style:background-image/>
      </style:table-cell-properties>
    </style:style>
    <style:style style:name="Tabelle1.B2" style:family="table-cell">
      <style:table-cell-properties style:vertical-align="top" fo:background-color="#f2f2f2"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elle1.A3" style:family="table-cell">
      <style:table-cell-properties style:vertical-align="top" fo:background-color="#cccccc" fo:padding-left="0.191cm" fo:padding-right="0.191cm" fo:padding-top="0cm" fo:padding-bottom="0cm" fo:border-left="none" fo:border-right="none" fo:border-top="0.035cm solid #ffffff" fo:border-bottom="0.035cm solid #ffffff" style:writing-mode="lr-tb">
        <style:background-image/>
      </style:table-cell-properties>
    </style:style>
    <style:style style:name="Tabelle1.B3" style:family="table-cell">
      <style:table-cell-properties style:vertical-align="top" fo:background-color="#cccccc"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elle1.4" style:family="table-row">
      <style:table-row-properties style:min-row-height="0.529cm" fo:background-color="transparent" style:keep-together="false" fo:keep-together="always">
        <style:background-image/>
      </style:table-row-properties>
    </style:style>
    <style:style style:name="Tabelle1.B4" style:family="table-cell" style:data-style-name="N37">
      <style:table-cell-properties style:vertical-align="top" fo:background-color="#f2f2f2"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elle1.B5" style:family="table-cell" style:data-style-name="N37">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 style:family="table">
      <style:table-properties style:width="14.102cm" fo:margin-left="0cm" fo:margin-right="-0.005cm" table:align="margins" style:writing-mode="lr-tb"/>
    </style:style>
    <style:style style:name="Tabelle2.A" style:family="table-column">
      <style:table-column-properties style:column-width="3cm" style:rel-column-width="13943*"/>
    </style:style>
    <style:style style:name="Tabelle2.B" style:family="table-column">
      <style:table-column-properties style:column-width="11.102cm" style:rel-column-width="51592*"/>
    </style:style>
    <style:style style:name="Tabelle2.A1" style:family="table-cell">
      <style:table-cell-properties fo:padding="0cm" fo:border="none"/>
    </style:style>
    <style:style style:name="Tabelle3" style:family="table">
      <style:table-properties style:width="14.102cm" fo:margin-left="0cm" fo:margin-right="-0.005cm" table:align="margins" style:writing-mode="lr-tb"/>
    </style:style>
    <style:style style:name="Tabelle3.A" style:family="table-column">
      <style:table-column-properties style:column-width="3cm" style:rel-column-width="13943*"/>
    </style:style>
    <style:style style:name="Tabelle3.B" style:family="table-column">
      <style:table-column-properties style:column-width="11.102cm" style:rel-column-width="51592*"/>
    </style:style>
    <style:style style:name="Tabelle3.A1" style:family="table-cell">
      <style:table-cell-properties fo:padding="0cm" fo:border="none"/>
    </style:style>
    <style:style style:name="Tabelle4" style:family="table">
      <style:table-properties style:width="14.102cm" fo:margin-left="0cm" fo:margin-right="-0.005cm" table:align="margins" style:writing-mode="lr-tb"/>
    </style:style>
    <style:style style:name="Tabelle4.A" style:family="table-column">
      <style:table-column-properties style:column-width="3cm" style:rel-column-width="13943*"/>
    </style:style>
    <style:style style:name="Tabelle4.B" style:family="table-column">
      <style:table-column-properties style:column-width="11.102cm" style:rel-column-width="51592*"/>
    </style:style>
    <style:style style:name="Tabelle4.A1" style:family="table-cell">
      <style:table-cell-properties fo:padding="0cm" fo:border="none"/>
    </style:style>
    <style:style style:name="Tabelle5" style:family="table">
      <style:table-properties style:width="14.102cm" fo:margin-left="0cm" fo:margin-right="-0.005cm" table:align="margins" style:writing-mode="lr-tb"/>
    </style:style>
    <style:style style:name="Tabelle5.A" style:family="table-column">
      <style:table-column-properties style:column-width="3cm" style:rel-column-width="13943*"/>
    </style:style>
    <style:style style:name="Tabelle5.B" style:family="table-column">
      <style:table-column-properties style:column-width="11.102cm" style:rel-column-width="51592*"/>
    </style:style>
    <style:style style:name="Tabelle5.A1" style:family="table-cell">
      <style:table-cell-properties fo:padding="0cm" fo:border="none"/>
    </style:style>
    <style:style style:name="Tabelle13" style:family="table">
      <style:table-properties style:width="14.102cm" fo:margin-left="0cm" fo:margin-right="-0.005cm" table:align="margins" style:writing-mode="lr-tb"/>
    </style:style>
    <style:style style:name="Tabelle13.A" style:family="table-column">
      <style:table-column-properties style:column-width="3cm" style:rel-column-width="13943*"/>
    </style:style>
    <style:style style:name="Tabelle13.B" style:family="table-column">
      <style:table-column-properties style:column-width="11.102cm" style:rel-column-width="51592*"/>
    </style:style>
    <style:style style:name="Tabelle13.A1" style:family="table-cell">
      <style:table-cell-properties fo:padding="0cm" fo:border="none"/>
    </style:style>
    <style:style style:name="Tabelle6" style:family="table">
      <style:table-properties style:width="14.102cm" fo:margin-left="0cm" fo:margin-right="-0.005cm" table:align="margins" style:writing-mode="lr-tb"/>
    </style:style>
    <style:style style:name="Tabelle6.A" style:family="table-column">
      <style:table-column-properties style:column-width="3cm" style:rel-column-width="13943*"/>
    </style:style>
    <style:style style:name="Tabelle6.B" style:family="table-column">
      <style:table-column-properties style:column-width="11.102cm" style:rel-column-width="51592*"/>
    </style:style>
    <style:style style:name="Tabelle6.A1" style:family="table-cell">
      <style:table-cell-properties fo:padding="0cm" fo:border="none"/>
    </style:style>
    <style:style style:name="Tabelle7" style:family="table">
      <style:table-properties style:width="14.102cm" fo:margin-left="0cm" fo:margin-right="-0.005cm" table:align="margins" style:writing-mode="lr-tb"/>
    </style:style>
    <style:style style:name="Tabelle7.A" style:family="table-column">
      <style:table-column-properties style:column-width="3cm" style:rel-column-width="13943*"/>
    </style:style>
    <style:style style:name="Tabelle7.B" style:family="table-column">
      <style:table-column-properties style:column-width="11.102cm" style:rel-column-width="51592*"/>
    </style:style>
    <style:style style:name="Tabelle7.A1" style:family="table-cell">
      <style:table-cell-properties fo:padding="0cm" fo:border="none"/>
    </style:style>
    <style:style style:name="Tabelle8" style:family="table">
      <style:table-properties style:width="14.102cm" fo:margin-left="0cm" fo:margin-right="-0.005cm" table:align="margins" style:writing-mode="lr-tb"/>
    </style:style>
    <style:style style:name="Tabelle8.A" style:family="table-column">
      <style:table-column-properties style:column-width="3cm" style:rel-column-width="13943*"/>
    </style:style>
    <style:style style:name="Tabelle8.B" style:family="table-column">
      <style:table-column-properties style:column-width="11.102cm" style:rel-column-width="51592*"/>
    </style:style>
    <style:style style:name="Tabelle8.A1" style:family="table-cell">
      <style:table-cell-properties fo:padding="0cm" fo:border="none"/>
    </style:style>
    <style:style style:name="Tabelle12" style:family="table">
      <style:table-properties style:width="14.102cm" fo:margin-left="0cm" fo:margin-right="-0.005cm" table:align="margins" style:writing-mode="lr-tb"/>
    </style:style>
    <style:style style:name="Tabelle12.A" style:family="table-column">
      <style:table-column-properties style:column-width="3cm" style:rel-column-width="13943*"/>
    </style:style>
    <style:style style:name="Tabelle12.B" style:family="table-column">
      <style:table-column-properties style:column-width="11.102cm" style:rel-column-width="51592*"/>
    </style:style>
    <style:style style:name="Tabelle12.A1" style:family="table-cell">
      <style:table-cell-properties fo:padding="0cm" fo:border="none"/>
    </style:style>
    <style:style style:name="Tabelle19" style:family="table">
      <style:table-properties style:width="14.102cm" fo:margin-left="0cm" fo:margin-right="-0.005cm" table:align="margins" style:writing-mode="lr-tb"/>
    </style:style>
    <style:style style:name="Tabelle19.A" style:family="table-column">
      <style:table-column-properties style:column-width="3cm" style:rel-column-width="13943*"/>
    </style:style>
    <style:style style:name="Tabelle19.B" style:family="table-column">
      <style:table-column-properties style:column-width="11.102cm" style:rel-column-width="51592*"/>
    </style:style>
    <style:style style:name="Tabelle19.A1" style:family="table-cell">
      <style:table-cell-properties fo:padding="0cm" fo:border="none"/>
    </style:style>
    <style:style style:name="Tabelle20" style:family="table">
      <style:table-properties style:width="14.102cm" fo:margin-left="0cm" fo:margin-right="-0.005cm" table:align="margins" style:writing-mode="lr-tb"/>
    </style:style>
    <style:style style:name="Tabelle20.A" style:family="table-column">
      <style:table-column-properties style:column-width="3cm" style:rel-column-width="13943*"/>
    </style:style>
    <style:style style:name="Tabelle20.B" style:family="table-column">
      <style:table-column-properties style:column-width="11.102cm" style:rel-column-width="51592*"/>
    </style:style>
    <style:style style:name="Tabelle20.A1" style:family="table-cell">
      <style:table-cell-properties fo:padding="0cm" fo:border="none"/>
    </style:style>
    <style:style style:name="Tabelle21" style:family="table">
      <style:table-properties style:width="14.102cm" fo:margin-left="0cm" fo:margin-right="-0.005cm" table:align="margins" style:writing-mode="lr-tb"/>
    </style:style>
    <style:style style:name="Tabelle21.A" style:family="table-column">
      <style:table-column-properties style:column-width="3cm" style:rel-column-width="13943*"/>
    </style:style>
    <style:style style:name="Tabelle21.B" style:family="table-column">
      <style:table-column-properties style:column-width="11.102cm" style:rel-column-width="51592*"/>
    </style:style>
    <style:style style:name="Tabelle21.A1" style:family="table-cell">
      <style:table-cell-properties fo:padding="0cm" fo:border="none"/>
    </style:style>
    <style:style style:name="Tabelle22" style:family="table">
      <style:table-properties style:width="14.102cm" fo:margin-left="0cm" fo:margin-right="-0.005cm" table:align="margins" style:writing-mode="lr-tb"/>
    </style:style>
    <style:style style:name="Tabelle22.A" style:family="table-column">
      <style:table-column-properties style:column-width="3cm" style:rel-column-width="13943*"/>
    </style:style>
    <style:style style:name="Tabelle22.B" style:family="table-column">
      <style:table-column-properties style:column-width="11.102cm" style:rel-column-width="51592*"/>
    </style:style>
    <style:style style:name="Tabelle22.A1" style:family="table-cell">
      <style:table-cell-properties fo:padding="0cm" fo:border="none"/>
    </style:style>
    <style:style style:name="Tabelle23" style:family="table">
      <style:table-properties style:width="14.102cm" fo:margin-left="0cm" fo:margin-right="-0.005cm" table:align="margins" style:writing-mode="lr-tb"/>
    </style:style>
    <style:style style:name="Tabelle23.A" style:family="table-column">
      <style:table-column-properties style:column-width="3cm" style:rel-column-width="13943*"/>
    </style:style>
    <style:style style:name="Tabelle23.B" style:family="table-column">
      <style:table-column-properties style:column-width="11.102cm" style:rel-column-width="51592*"/>
    </style:style>
    <style:style style:name="Tabelle23.A1" style:family="table-cell">
      <style:table-cell-properties fo:padding="0cm" fo:border="none"/>
    </style:style>
    <style:style style:name="Tabelle24" style:family="table">
      <style:table-properties style:width="14.102cm" fo:margin-left="0cm" fo:margin-right="-0.005cm" table:align="margins" style:writing-mode="lr-tb"/>
    </style:style>
    <style:style style:name="Tabelle24.A" style:family="table-column">
      <style:table-column-properties style:column-width="3cm" style:rel-column-width="13943*"/>
    </style:style>
    <style:style style:name="Tabelle24.B" style:family="table-column">
      <style:table-column-properties style:column-width="11.102cm" style:rel-column-width="51592*"/>
    </style:style>
    <style:style style:name="Tabelle24.A1" style:family="table-cell">
      <style:table-cell-properties fo:padding="0cm" fo:border="none"/>
    </style:style>
    <style:style style:name="Tabelle25" style:family="table">
      <style:table-properties style:width="14.102cm" fo:margin-left="0cm" fo:margin-right="-0.005cm" table:align="margins" style:writing-mode="lr-tb"/>
    </style:style>
    <style:style style:name="Tabelle25.A" style:family="table-column">
      <style:table-column-properties style:column-width="3cm" style:rel-column-width="13943*"/>
    </style:style>
    <style:style style:name="Tabelle25.B" style:family="table-column">
      <style:table-column-properties style:column-width="11.102cm" style:rel-column-width="51592*"/>
    </style:style>
    <style:style style:name="Tabelle25.A1" style:family="table-cell">
      <style:table-cell-properties fo:padding="0cm" fo:border="none"/>
    </style:style>
    <style:style style:name="Tabelle26" style:family="table">
      <style:table-properties style:width="14.102cm" fo:margin-left="0cm" fo:margin-right="-0.005cm" table:align="margins" style:writing-mode="lr-tb"/>
    </style:style>
    <style:style style:name="Tabelle26.A" style:family="table-column">
      <style:table-column-properties style:column-width="3cm" style:rel-column-width="13943*"/>
    </style:style>
    <style:style style:name="Tabelle26.B" style:family="table-column">
      <style:table-column-properties style:column-width="11.102cm" style:rel-column-width="51592*"/>
    </style:style>
    <style:style style:name="Tabelle26.A1" style:family="table-cell">
      <style:table-cell-properties fo:padding="0cm" fo:border="none"/>
    </style:style>
    <style:style style:name="Tabelle27" style:family="table">
      <style:table-properties style:width="14.102cm" fo:margin-left="0cm" fo:margin-right="-0.005cm" table:align="margins" style:writing-mode="lr-tb"/>
    </style:style>
    <style:style style:name="Tabelle27.A" style:family="table-column">
      <style:table-column-properties style:column-width="3cm" style:rel-column-width="13943*"/>
    </style:style>
    <style:style style:name="Tabelle27.B" style:family="table-column">
      <style:table-column-properties style:column-width="11.102cm" style:rel-column-width="51592*"/>
    </style:style>
    <style:style style:name="Tabelle27.A1" style:family="table-cell">
      <style:table-cell-properties fo:padding="0cm" fo:border="none"/>
    </style:style>
    <style:style style:name="Tabelle28" style:family="table">
      <style:table-properties style:width="14.102cm" fo:margin-left="0cm" fo:margin-right="-0.005cm" table:align="margins" style:writing-mode="lr-tb"/>
    </style:style>
    <style:style style:name="Tabelle28.A" style:family="table-column">
      <style:table-column-properties style:column-width="3cm" style:rel-column-width="13943*"/>
    </style:style>
    <style:style style:name="Tabelle28.B" style:family="table-column">
      <style:table-column-properties style:column-width="11.102cm" style:rel-column-width="51592*"/>
    </style:style>
    <style:style style:name="Tabelle28.A1" style:family="table-cell">
      <style:table-cell-properties fo:padding="0cm" fo:border="none"/>
    </style:style>
    <style:style style:name="Tabelle29" style:family="table">
      <style:table-properties style:width="14.102cm" fo:margin-left="0cm" fo:margin-right="-0.005cm" table:align="margins" style:writing-mode="lr-tb"/>
    </style:style>
    <style:style style:name="Tabelle29.A" style:family="table-column">
      <style:table-column-properties style:column-width="3cm" style:rel-column-width="13943*"/>
    </style:style>
    <style:style style:name="Tabelle29.B" style:family="table-column">
      <style:table-column-properties style:column-width="11.102cm" style:rel-column-width="51592*"/>
    </style:style>
    <style:style style:name="Tabelle29.A1" style:family="table-cell">
      <style:table-cell-properties fo:padding="0cm" fo:border="none"/>
    </style:style>
    <style:style style:name="Tabelle30" style:family="table">
      <style:table-properties style:width="14.102cm" fo:margin-left="0cm" fo:margin-right="-0.005cm" table:align="margins" style:writing-mode="lr-tb"/>
    </style:style>
    <style:style style:name="Tabelle30.A" style:family="table-column">
      <style:table-column-properties style:column-width="3cm" style:rel-column-width="13943*"/>
    </style:style>
    <style:style style:name="Tabelle30.B" style:family="table-column">
      <style:table-column-properties style:column-width="11.102cm" style:rel-column-width="51592*"/>
    </style:style>
    <style:style style:name="Tabelle30.A1" style:family="table-cell">
      <style:table-cell-properties fo:padding="0cm" fo:border="none"/>
    </style:style>
    <style:style style:name="Tabelle15" style:family="table">
      <style:table-properties style:width="14.102cm" fo:margin-left="0cm" fo:margin-right="-0.005cm" table:align="margins" style:writing-mode="lr-tb"/>
    </style:style>
    <style:style style:name="Tabelle15.A" style:family="table-column">
      <style:table-column-properties style:column-width="3cm" style:rel-column-width="13943*"/>
    </style:style>
    <style:style style:name="Tabelle15.B" style:family="table-column">
      <style:table-column-properties style:column-width="11.102cm" style:rel-column-width="51592*"/>
    </style:style>
    <style:style style:name="Tabelle15.A1" style:family="table-cell">
      <style:table-cell-properties fo:padding="0cm" fo:border="none"/>
    </style:style>
    <style:style style:name="Tabelle18" style:family="table">
      <style:table-properties style:width="14.102cm" fo:margin-left="0cm" fo:margin-right="-0.005cm" table:align="margins" style:writing-mode="lr-tb"/>
    </style:style>
    <style:style style:name="Tabelle18.A" style:family="table-column">
      <style:table-column-properties style:column-width="3cm" style:rel-column-width="13943*"/>
    </style:style>
    <style:style style:name="Tabelle18.B" style:family="table-column">
      <style:table-column-properties style:column-width="11.102cm" style:rel-column-width="51592*"/>
    </style:style>
    <style:style style:name="Tabelle18.A1" style:family="table-cell">
      <style:table-cell-properties fo:padding="0cm" fo:border="none"/>
    </style:style>
    <style:style style:name="Tabelle16" style:family="table">
      <style:table-properties style:width="14.102cm" fo:margin-left="0cm" fo:margin-right="-0.005cm" table:align="margins" style:writing-mode="lr-tb"/>
    </style:style>
    <style:style style:name="Tabelle16.A" style:family="table-column">
      <style:table-column-properties style:column-width="3cm" style:rel-column-width="13943*"/>
    </style:style>
    <style:style style:name="Tabelle16.B" style:family="table-column">
      <style:table-column-properties style:column-width="11.102cm" style:rel-column-width="51592*"/>
    </style:style>
    <style:style style:name="Tabelle16.A1" style:family="table-cell">
      <style:table-cell-properties fo:padding="0cm" fo:border="none"/>
    </style:style>
    <style:style style:name="Tabelle17" style:family="table">
      <style:table-properties style:width="14.102cm" fo:margin-left="0cm" fo:margin-right="-0.005cm" table:align="margins" style:writing-mode="lr-tb"/>
    </style:style>
    <style:style style:name="Tabelle17.A" style:family="table-column">
      <style:table-column-properties style:column-width="3cm" style:rel-column-width="13943*"/>
    </style:style>
    <style:style style:name="Tabelle17.B" style:family="table-column">
      <style:table-column-properties style:column-width="11.102cm" style:rel-column-width="51592*"/>
    </style:style>
    <style:style style:name="Tabelle17.A1" style:family="table-cell">
      <style:table-cell-properties fo:padding="0cm" fo:border="none"/>
    </style:style>
    <style:style style:name="Tabelle14" style:family="table">
      <style:table-properties style:width="14.102cm" fo:margin-left="0cm" fo:margin-right="-0.005cm" table:align="margins" style:writing-mode="lr-tb"/>
    </style:style>
    <style:style style:name="Tabelle14.A" style:family="table-column">
      <style:table-column-properties style:column-width="3cm" style:rel-column-width="13943*"/>
    </style:style>
    <style:style style:name="Tabelle14.B" style:family="table-column">
      <style:table-column-properties style:column-width="11.102cm" style:rel-column-width="51592*"/>
    </style:style>
    <style:style style:name="Tabelle14.A1" style:family="table-cell">
      <style:table-cell-properties fo:padding="0cm" fo:border="none"/>
    </style:style>
    <style:style style:name="Tabelle9" style:family="table">
      <style:table-properties style:width="14.102cm" fo:margin-left="0cm" fo:margin-right="-0.005cm" table:align="margins" style:writing-mode="lr-tb"/>
    </style:style>
    <style:style style:name="Tabelle9.A" style:family="table-column">
      <style:table-column-properties style:column-width="3cm" style:rel-column-width="13943*"/>
    </style:style>
    <style:style style:name="Tabelle9.B" style:family="table-column">
      <style:table-column-properties style:column-width="11.102cm" style:rel-column-width="51592*"/>
    </style:style>
    <style:style style:name="Tabelle9.A1" style:family="table-cell">
      <style:table-cell-properties fo:padding="0cm" fo:border="none"/>
    </style:style>
    <style:style style:name="Tabelle10" style:family="table">
      <style:table-properties style:width="14.102cm" fo:margin-left="0cm" fo:margin-right="-0.005cm" table:align="margins" style:writing-mode="lr-tb"/>
    </style:style>
    <style:style style:name="Tabelle10.A" style:family="table-column">
      <style:table-column-properties style:column-width="2.999cm" style:rel-column-width="13934*"/>
    </style:style>
    <style:style style:name="Tabelle10.B" style:family="table-column">
      <style:table-column-properties style:column-width="11.104cm" style:rel-column-width="51601*"/>
    </style:style>
    <style:style style:name="Tabelle10.A1" style:family="table-cell">
      <style:table-cell-properties fo:padding="0cm" fo:border="none"/>
    </style:style>
    <style:style style:name="Tabelle11" style:family="table">
      <style:table-properties style:width="14.102cm" fo:margin-left="0cm" fo:margin-right="-0.005cm" table:align="margins" style:writing-mode="lr-tb"/>
    </style:style>
    <style:style style:name="Tabelle11.A" style:family="table-column">
      <style:table-column-properties style:column-width="0.767cm" style:rel-column-width="3565*"/>
    </style:style>
    <style:style style:name="Tabelle11.B" style:family="table-column">
      <style:table-column-properties style:column-width="13.335cm" style:rel-column-width="61970*"/>
    </style:style>
    <style:style style:name="Tabelle11.A1" style:family="table-cell">
      <style:table-cell-properties fo:padding="0cm" fo:border="none"/>
    </style:style>
    <style:style style:name="P1" style:family="paragraph">
      <style:paragraph-properties style:writing-mode="lr-tb"/>
    </style:style>
    <style:style style:name="P2" style:family="paragraph" style:parent-style-name="Text_20_body">
      <style:paragraph-properties fo:orphans="2" fo:widows="2" style:writing-mode="lr-tb"/>
    </style:style>
    <style:style style:name="P3" style:family="paragraph" style:parent-style-name="Standard">
      <style:paragraph-properties fo:line-height="0.229cm"/>
      <style:text-properties fo:font-size="20pt" style:font-size-asian="20pt"/>
    </style:style>
    <style:style style:name="P4" style:family="paragraph" style:parent-style-name="Fußzeile_20_Erste">
      <style:paragraph-properties>
        <style:tab-stops>
          <style:tab-stop style:position="9.096cm"/>
          <style:tab-stop style:position="15.901cm" style:type="right"/>
        </style:tab-stops>
      </style:paragraph-properties>
    </style:style>
    <style:style style:name="P5" style:family="paragraph" style:parent-style-name="Header">
      <style:text-properties fo:language="zxx" fo:country="none" style:language-asian="zxx" style:country-asian="none"/>
    </style:style>
    <style:style style:name="P6" style:family="paragraph" style:parent-style-name="Frame_20_contents">
      <style:paragraph-properties fo:text-align="end" style:justify-single-word="false"/>
    </style:style>
    <style:style style:name="P7" style:family="paragraph" style:parent-style-name="Tabellenzelle">
      <style:paragraph-properties style:snap-to-layout-grid="false"/>
    </style:style>
    <style:style style:name="P8" style:family="paragraph" style:parent-style-name="Tabelleüberschriftszelle">
      <style:paragraph-properties style:snap-to-layout-grid="false"/>
    </style:style>
    <style:style style:name="P9" style:family="paragraph" style:parent-style-name="Contents_20_1">
      <style:paragraph-properties>
        <style:tab-stops>
          <style:tab-stop style:position="0cm"/>
          <style:tab-stop style:position="0.6cm"/>
          <style:tab-stop style:position="13.002cm"/>
          <style:tab-stop style:position="14.097cm" style:type="right" style:leader-style="dotted" style:leader-text="."/>
        </style:tab-stops>
      </style:paragraph-properties>
    </style:style>
    <style:style style:name="P10" style:family="paragraph" style:parent-style-name="Contents_20_2">
      <style:paragraph-properties>
        <style:tab-stops>
          <style:tab-stop style:position="0cm"/>
          <style:tab-stop style:position="0.801cm"/>
          <style:tab-stop style:position="12.402cm"/>
          <style:tab-stop style:position="13.497cm" style:type="right" style:leader-style="dotted" style:leader-text="."/>
        </style:tab-stops>
      </style:paragraph-properties>
    </style:style>
    <style:style style:name="P11" style:family="paragraph" style:parent-style-name="Contents_20_3">
      <style:paragraph-properties>
        <style:tab-stops>
          <style:tab-stop style:position="0cm"/>
          <style:tab-stop style:position="0.9cm"/>
          <style:tab-stop style:position="11.601cm"/>
          <style:tab-stop style:position="12.696cm" style:type="right" style:leader-style="dotted" style:leader-text="."/>
        </style:tab-stops>
      </style:paragraph-properties>
    </style:style>
    <style:style style:name="P12" style:family="paragraph" style:parent-style-name="Listennummer">
      <style:text-properties style:font-name="Times New Roman" style:font-name-asian="Times New Roman" style:font-name-complex="Times New Roman"/>
    </style:style>
    <style:style style:name="P13" style:family="paragraph" style:parent-style-name="Listennummer">
      <style:paragraph-properties text:number-lines="true" text:line-number="0"/>
    </style:style>
    <style:style style:name="P14" style:family="paragraph" style:parent-style-name="Listennummer">
      <style:paragraph-properties text:number-lines="true" text:line-number="0"/>
      <style:text-properties style:font-name="Times New Roman" style:font-name-asian="Times New Roman" style:font-name-complex="Times New Roman"/>
    </style:style>
    <style:style style:name="P15" style:family="paragraph" style:parent-style-name="Unterüberschrift_20_Titelseite" style:master-page-name="First_20_Page">
      <style:paragraph-properties style:page-number="1"/>
    </style:style>
    <style:style style:name="P16" style:family="paragraph" style:parent-style-name="Title" style:master-page-name="Konvert_20_Folge_20_1">
      <style:paragraph-properties style:page-number="1" fo:break-before="page"/>
    </style:style>
    <style:style style:name="P17" style:family="paragraph" style:parent-style-name="Tabellenzelle">
      <style:paragraph-properties fo:orphans="2" fo:widows="2" style:snap-to-layout-grid="false"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1" style:family="text">
      <style:text-properties fo:font-weight="normal" style:font-weight-asian="normal"/>
    </style:style>
    <style:style style:name="T2" style:family="text">
      <style:text-properties style:font-name="Times New Roman" style:font-name-asian="Times New Roman" style:font-name-complex="Times New Roman"/>
    </style:style>
    <style:style style:name="T3" style:family="text">
      <style:text-properties style:use-window-font-color="true" style:font-name="Times New Roman" style:text-underline-style="none" style:font-name-asian="Times New Roman" style:font-size-asian="10pt" style:font-name-complex="Times New Roman" style:font-size-complex="10pt" style:language-complex="ar" style:country-complex="SA"/>
    </style:style>
    <style:style style:name="T4" style:family="text">
      <style:text-properties fo:color="#0000ff" style:font-name="Times New Roman"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fr1" style:family="graphic" style:parent-style-name="Frame">
      <style:graphic-properties style:vertical-pos="from-top" style:vertical-rel="page" style:horizontal-pos="from-left" style:horizontal-rel="page" fo:background-color="#ffffff" style:background-transparency="100%" style:shadow="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Frame">
      <style:graphic-properties style:wrap="none" style:vertical-pos="from-top" style:vertical-rel="paragraph" style:horizontal-pos="from-left" style:horizontal-rel="paragraph" fo:background-color="#ffffff" style:background-transparency="100%">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3.15cm, 2.96cm, 3.15cm, 2.96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cm" style:run-through="background" style:wrap="run-through" style:number-wrapped-paragraphs="no-limit" style:vertical-pos="from-top" style:vertical-rel="paragraph" style:horizontal-pos="righ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15cm, 2.96cm, 4.2cm, 2.96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gr1" style:family="graphic">
      <style:graphic-properties style:protect="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cbcbcb" draw:textarea-horizontal-align="right" draw:textarea-vertical-align="middle" draw:auto-grow-height="false" fo:padding-top="0.229cm" fo:padding-bottom="0.229cm" fo:padding-left="0.441cm" fo:padding-right="0.441cm" fo:wrap-option="wrap" draw:shadow="hidden" style:run-through="background"/>
    </style:style>
    <style:style style:name="gr3" style:family="graphic">
      <style:graphic-properties draw:stroke="none" draw:fill="solid" draw:fill-color="#bebebe" draw:textarea-horizontal-align="right" draw:textarea-vertical-align="middle" draw:auto-grow-height="false" fo:padding-top="0.229cm" fo:padding-bottom="0.229cm" fo:padding-left="0.441cm" fo:padding-right="0.441cm" fo:wrap-option="wrap" draw:shadow="hidden" style:run-through="background"/>
    </style:style>
    <style:style style:name="gr4" style:family="graphic">
      <style:graphic-properties draw:stroke="none" draw:fill="solid" draw:fill-color="#e2e2e2" draw:textarea-horizontal-align="right" draw:textarea-vertical-align="middle" draw:auto-grow-height="false" fo:padding-top="0.229cm" fo:padding-bottom="0.229cm" fo:padding-left="0.441cm" fo:padding-right="0.441cm" fo:wrap-option="wrap" draw:shadow="hidden" style:run-through="background"/>
    </style:style>
    <style:style style:name="gr5" style:family="graphic">
      <style:graphic-properties draw:stroke="none" draw:fill="solid" draw:fill-color="#e5e5e5"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3" text:anchor-type="page" text:anchor-page-number="1" svg:x="4.339cm" svg:y="11.398cm" svg:width="14.099cm" svg:height="1.644cm" draw:z-index="2">
        <draw:text-box>
          <text:p text:style-name="Überschrift_20_Titelseite">Digitaler Tachograph</text:p>
        </draw:text-box>
      </draw:frame>
      <draw:g text:anchor-type="page" text:anchor-page-number="1" draw:z-index="0" draw:style-name="gr1">
        <draw:custom-shape draw:style-name="gr2" draw:text-style-name="P1" svg:width="21.002cm" svg:height="0.81cm" svg:x="0cm" svg:y="13.468cm">
          <text:p/>
          <draw:enhanced-geometry svg:viewBox="0 0 21600 21600" draw:mirror-horizontal="false" draw:mirror-vertical="false" draw:type="rectangle" draw:enhanced-path="M 0 0 L 21600 0 21600 21600 0 21600 0 0 Z N"/>
        </draw:custom-shape>
        <draw:custom-shape draw:style-name="gr3" draw:text-style-name="P1" svg:width="21.002cm" svg:height="0.75cm" svg:x="0cm" svg:y="12.907cm">
          <text:p/>
          <draw:enhanced-geometry svg:viewBox="0 0 21600 21600" draw:mirror-horizontal="false" draw:mirror-vertical="false" draw:type="rectangle" draw:enhanced-path="M 0 0 L 21600 0 21600 21600 0 21600 0 0 Z N"/>
        </draw:custom-shape>
        <draw:custom-shape draw:style-name="gr4" draw:text-style-name="P1" svg:width="21.002cm" svg:height="2.001cm" svg:x="0cm" svg:y="11.037cm">
          <text:p/>
          <draw:enhanced-geometry svg:viewBox="0 0 21600 21600" draw:mirror-horizontal="false" draw:mirror-vertical="false" draw:type="rectangle" draw:enhanced-path="M 0 0 L 21600 0 21600 21600 0 21600 0 0 Z N"/>
        </draw:custom-shape>
      </draw:g>
      <text:p text:style-name="P15"><draw:frame draw:style-name="fr3" draw:name="Rahmen2" text:anchor-type="paragraph" svg:x="6.05cm" svg:y="0cm" svg:width="2cm" svg:height="12.425cm" draw:z-index="1"><draw:text-box><text:p text:style-name="P6"/></draw:text-box></draw:frame>Anwendungsfälle<text:bookmark-start text:name="xgraphic"/></text:p>
      <text:section text:style-name="Sect1" text:name="Bereich1">
        <text:p text:style-name="AutorTitelseite">Dr. Markus Eberspächer</text:p>
        <text:p text:style-name="DatumTitelseite">18.07.2008</text:p>
        <text:p text:style-name="Standard"/>
        <text:p text:style-name="Standard"/>
        <text:p text:style-name="Standard"/>
        <text:p text:style-name="Standard"/>
        <text:p text:style-name="P16"><text:bookmark-end text:name="xgraphic"/>Digitaler Tachograph</text:p>
        <text:p text:style-name="Subtitle">Anwendungsfälle</text:p>
        <text:h text:style-name="Heading_20_1" text:outline-level="1">Zusammenfassung</text:h>
        <text:p text:style-name="Text_20_body">Anwendungsfälle (englisch 'Use Cases') beschreiben Interaktionen zwischen meist menschlichen Akteuren und einem betrachteten System. Sie beschreiben das System in seinem Verhalten nach außen, nicht Aspekte einer Realisierung. Ein Anwendungsfall wird meist durch ein Haupt-Szenario beschrieben und optionalen Neben-Szenarien, die bei Vorliegen entsprechender Vorbedingungen durchlaufen werden.</text:p>
        <text:p text:style-name="Text_20_body">Die Beschreibung der Anwendungsfällen erlaubt eine fachliche Beschreibung eines Systems aus Sicht seiner Anwender und stellt ein bewährtes Mittel zur Abstimmung fachlicher Anforderungen dar. Eine kurze Einführung ist in <text:bookmark-ref text:reference-format="text" text:ref-name="ref1">[1]</text:bookmark-ref> zu finden. </text:p>
        <text:p text:style-name="Text_20_body">Dieses Dokument beschreibt Anwendungsfälle, die bei der Verwendung Digitaler Tachographen auftreten, dabei liegt der Fokus vorrangig auf solchen Anwendungsfällen, die für eine Software-Implementierung mit Schwerpunkt Archivierung relevant sind.</text:p>
        <text:p text:style-name="Text_20_body">Ziel dieser Beschreibung ist es, eine gemeinsame fachliche Grundlage für die Implementierung einer Software-Implementierung zu schaffen, aus der sich technische Anforderungen ableiten lassen.</text:p>
        <text:h text:style-name="Heading_20_1" text:outline-level="1">Dokumentenhistorie</text:h>
        <table:table table:name="Tabelle1" table:style-name="Tabelle1">
          <table:table-column table:style-name="Tabelle1.A"/>
          <table:table-column table:style-name="Tabelle1.B"/>
          <table:table-column table:style-name="Tabelle1.C"/>
          <table:table-column table:style-name="Tabelle1.D"/>
          <table:table-header-rows>
            <table:table-row table:style-name="Tabelle1.1">
              <table:table-cell table:style-name="Tabelle1.A1" office:value-type="string">
                <text:p text:style-name="P8">Version</text:p>
              </table:table-cell>
              <table:table-cell table:style-name="Tabelle1.B1" office:value-type="string">
                <text:p text:style-name="P8">Datum</text:p>
              </table:table-cell>
              <table:table-cell table:style-name="Tabelle1.B1" office:value-type="string">
                <text:p text:style-name="P8">Autor</text:p>
              </table:table-cell>
              <table:table-cell table:style-name="Tabelle1.B1" office:value-type="string">
                <text:p text:style-name="P8">Änderungen</text:p>
              </table:table-cell>
            </table:table-row>
          </table:table-header-rows>
          <table:table-row table:style-name="Tabelle1.1">
            <table:table-cell table:style-name="Tabelle1.A2" office:value-type="string">
              <text:p text:style-name="P7">0.1</text:p>
            </table:table-cell>
            <table:table-cell table:style-name="Tabelle1.B2" office:value-type="string">
              <text:p text:style-name="P7">04.03.2008</text:p>
            </table:table-cell>
            <table:table-cell table:style-name="Tabelle1.B2" office:value-type="string">
              <text:p text:style-name="P7">M. Eberspächer</text:p>
            </table:table-cell>
            <table:table-cell table:style-name="Tabelle1.B2" office:value-type="string">
              <text:p text:style-name="P7">Initiale Fassung </text:p>
            </table:table-cell>
          </table:table-row>
          <table:table-row table:style-name="Tabelle1.1">
            <table:table-cell table:style-name="Tabelle1.A3" office:value-type="string">
              <text:p text:style-name="P7">0.2</text:p>
            </table:table-cell>
            <table:table-cell table:style-name="Tabelle1.B3" office:value-type="string">
              <text:p text:style-name="P7">18.07.2008</text:p>
            </table:table-cell>
            <table:table-cell table:style-name="Tabelle1.B3" office:value-type="string">
              <text:p text:style-name="P7">M. Eberspächer</text:p>
            </table:table-cell>
            <table:table-cell table:style-name="Tabelle1.B3" office:value-type="string">
              <text:p text:style-name="P7">Einarbeiten Review von J.Weinert</text:p>
              <text:p text:style-name="P7">Weitere Anwendungsfälle</text:p>
            </table:table-cell>
          </table:table-row>
          <table:table-row table:style-name="Tabelle1.4">
            <table:table-cell table:style-name="Tabelle1.A2" office:value-type="string">
              <text:p text:style-name="P17">0.3</text:p>
            </table:table-cell>
            <table:table-cell table:style-name="Tabelle1.B4" office:value-type="date" office:date-value="2009-07-13">
              <text:p text:style-name="P17">13.07.09</text:p>
            </table:table-cell>
            <table:table-cell table:style-name="Tabelle1.B2" office:value-type="string">
              <text:p text:style-name="P17">M. Eberspächer</text:p>
            </table:table-cell>
            <table:table-cell table:style-name="Tabelle1.B2" office:value-type="string">
              <text:p text:style-name="P17">Neues Logo (opendtacho.org)</text:p>
            </table:table-cell>
          </table:table-row>
          <table:table-row table:style-name="Tabelle1.1">
            <table:table-cell table:style-name="Tabelle1.A1" office:value-type="string">
              <text:p text:style-name="P7"/>
            </table:table-cell>
            <table:table-cell table:style-name="Tabelle1.B5">
              <text:p text:style-name="P7"/>
            </table:table-cell>
            <table:table-cell table:style-name="Tabelle1.B1" office:value-type="string">
              <text:p text:style-name="P7"/>
            </table:table-cell>
            <table:table-cell table:style-name="Tabelle1.B1" office:value-type="string">
              <text:p text:style-name="P7"/>
            </table:table-cell>
          </table:table-row>
          <table:table-row table:style-name="Tabelle1.4">
            <table:table-cell table:style-name="Tabelle1.A2" office:value-type="string">
              <text:p text:style-name="P17"/>
            </table:table-cell>
            <table:table-cell table:style-name="Tabelle1.B4">
              <text:p text:style-name="P17"/>
            </table:table-cell>
            <table:table-cell table:style-name="Tabelle1.B2" office:value-type="string">
              <text:p text:style-name="P17"/>
            </table:table-cell>
            <table:table-cell table:style-name="Tabelle1.B2" office:value-type="string">
              <text:p text:style-name="P17"/>
            </table:table-cell>
          </table:table-row>
        </table:table>
        <text:h text:style-name="Heading_20_1" text:outline-level="1">Inhaltsverzeichnis</text:h>
        <text:table-of-content text:style-name="Sect2" text:name="Inhaltsverzeichnis1">
          <text:table-of-content-source text:outline-level="3" text:use-index-marks="false" text:use-index-source-styles="true">
            <text:index-title-template text:style-name="Contents_20_Heading"/>
            <text:table-of-content-entry-template text:outline-level="1" text:style-name="Contents_20_1">
              <text:index-entry-chapter/>
              <text:index-entry-tab-stop style:type="left" style:position="0cm" style:leader-char=" "/>
              <text:index-entry-text/>
              <text:index-entry-tab-stop style:type="right" style:leader-char="."/>
              <text:index-entry-page-number/>
              <text:index-entry-tab-stop style:type="left" style:position="0.6cm" style:leader-char=" " style:with-tab="false"/>
              <text:index-entry-tab-stop style:type="left" style:position="13.002cm" style:leader-char=" " style:with-tab="false"/>
            </text:table-of-content-entry-template>
            <text:table-of-content-entry-template text:outline-level="2" text:style-name="Contents_20_2">
              <text:index-entry-chapter/>
              <text:index-entry-tab-stop style:type="left" style:position="0cm" style:leader-char=" "/>
              <text:index-entry-text/>
              <text:index-entry-tab-stop style:type="right" style:leader-char="."/>
              <text:index-entry-page-number/>
              <text:index-entry-tab-stop style:type="left" style:position="0.801cm" style:leader-char=" " style:with-tab="false"/>
              <text:index-entry-tab-stop style:type="left" style:position="12.402cm" style:leader-char=" " style:with-tab="false"/>
            </text:table-of-content-entry-template>
            <text:table-of-content-entry-template text:outline-level="3" text:style-name="Contents_20_3">
              <text:index-entry-chapter/>
              <text:index-entry-tab-stop style:type="left" style:position="0cm" style:leader-char=" "/>
              <text:index-entry-text/>
              <text:index-entry-tab-stop style:type="right" style:leader-char="."/>
              <text:index-entry-page-number/>
              <text:index-entry-tab-stop style:type="left" style:position="0.9cm" style:leader-char=" " style:with-tab="false"/>
              <text:index-entry-tab-stop style:type="left" style:position="11.601cm" style:leader-char=" "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Titel_20_Überschrift"/>
              <text:index-source-style text:style-name="Heading_20_1"/>
              <text:index-source-style text:style-name="Überschrift1_20_-_20_Seitenwechsel"/>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9">1<text:tab/>Zusammenfassung<text:tab/>1</text:p>
            <text:p text:style-name="P9">2<text:tab/>Dokumentenhistorie<text:tab/>1</text:p>
            <text:p text:style-name="P9">3<text:tab/>Inhaltsverzeichnis<text:tab/>1</text:p>
            <text:p text:style-name="P9">4<text:tab/>Vorgehensweise<text:tab/>2</text:p>
            <text:p text:style-name="P9">5<text:tab/>Anwendungsfälle mit direktem Bezug zur Anwendung<text:tab/>3</text:p>
            <text:p text:style-name="P10">5.1<text:tab/>Daten einlesen<text:tab/>3</text:p>
            <text:p text:style-name="P11">5.1.1<text:tab/>Fahrerkarte auslesen<text:tab/>3</text:p>
            <text:p text:style-name="P11">5.1.2<text:tab/>Fahrzeugeinheit auslesen<text:tab/>3</text:p>
            <text:p text:style-name="P10"><text:soft-page-break/>5.2<text:tab/>Datenpflege<text:tab/>4</text:p>
            <text:p text:style-name="P11">5.2.1<text:tab/>Abgleich Daten aus Fahrerkarten und Fahrzeugeinheit<text:tab/>4</text:p>
            <text:p text:style-name="P11">5.2.2<text:tab/>Erfassung sonstiger Zeiten (Krankheit, Urlaub, ...)<text:tab/>4</text:p>
            <text:p text:style-name="P11">5.2.3<text:tab/>Nachträgliche Erfassung von Aktivitäten<text:tab/>4</text:p>
            <text:p text:style-name="P11">5.2.4<text:tab/>Korrektur von Aktivitäten<text:tab/>4</text:p>
            <text:p text:style-name="P10">5.3<text:tab/>Organisatorische Aufgaben<text:tab/>5</text:p>
            <text:p text:style-name="P11">5.3.1<text:tab/>Überwachung Aufbewahrungsfristen<text:tab/>5</text:p>
            <text:p text:style-name="P11">5.3.2<text:tab/>Überwachung von Zeiträumen zwischen Datenimport<text:tab/>5</text:p>
            <text:p text:style-name="P10">5.4<text:tab/>Berichte<text:tab/>5</text:p>
            <text:p text:style-name="P11">5.4.1<text:tab/>Berichte allgemein<text:tab/>5</text:p>
            <text:p text:style-name="P10">5.5<text:tab/>Stammdatenpflege<text:tab/>6</text:p>
            <text:p text:style-name="P11">5.5.1<text:tab/>Fahrergruppen<text:tab/>6</text:p>
            <text:p text:style-name="P11">5.5.2<text:tab/>Fahrerdaten<text:tab/>6</text:p>
            <text:p text:style-name="P11">5.5.3<text:tab/>Fahrerkarten<text:tab/>7</text:p>
            <text:p text:style-name="P11">5.5.4<text:tab/>Unternehmen<text:tab/>8</text:p>
            <text:p text:style-name="P11">5.5.5<text:tab/>Niederlassungen<text:tab/>8</text:p>
            <text:p text:style-name="P10">5.6<text:tab/>Benutzerverwaltung<text:tab/>8</text:p>
            <text:p text:style-name="P11">5.6.1<text:tab/>Benutzer anlegen<text:tab/>8</text:p>
            <text:p text:style-name="P11">5.6.2<text:tab/>Benutzer suchen<text:tab/>9</text:p>
            <text:p text:style-name="P11">5.6.3<text:tab/>Benutzer löschen<text:tab/>9</text:p>
            <text:p text:style-name="P11">5.6.4<text:tab/>Benutzerdaten ändern<text:tab/>9</text:p>
            <text:p text:style-name="P10">5.7<text:tab/>Administrative Aufgaben<text:tab/>9</text:p>
            <text:p text:style-name="P11">5.7.1<text:tab/>Backup<text:tab/>9</text:p>
            <text:p text:style-name="P11">5.7.2<text:tab/>Restore<text:tab/>9</text:p>
            <text:p text:style-name="P10">5.8<text:tab/>Import/Export<text:tab/>10</text:p>
            <text:p text:style-name="P11">5.8.1<text:tab/>Datenexport für Kontrollbehörde<text:tab/>10</text:p>
            <text:p text:style-name="P11">5.8.2<text:tab/>Export für Personalsystem<text:tab/>10</text:p>
            <text:p text:style-name="P11">5.8.3<text:tab/>Import aus bestehendem Archivsystem<text:tab/>10</text:p>
            <text:p text:style-name="P9">6<text:tab/>Anwendungsfälle ohne direkten Bezug zur Anwendung<text:tab/>10</text:p>
            <text:p text:style-name="P9">7<text:tab/>Referenzen<text:tab/>11</text:p>
          </text:index-body>
        </text:table-of-content>
        <text:h text:style-name="Heading_20_1" text:outline-level="1">Vorgehensweise</text:h>
        <text:p text:style-name="Text_20_body">Die Anwendungsfälle werden hier nach dem folgenden Muster beschrieben:</text:p>
        <text:list xml:id="list39496038" text:style-name="WW8Num3">
          <text:list-item>
            <text:p text:style-name="Aufzählungszeichen1">Titel</text:p>
          </text:list-item>
          <text:list-item>
            <text:p text:style-name="Aufzählungszeichen1">Kurzbeschreibung des Anwendungsfalls</text:p>
          </text:list-item>
          <text:list-item>
            <text:p text:style-name="Aufzählungszeichen1">Nummerierte Schritte des Standard-Szenarios</text:p>
          </text:list-item>
          <text:list-item>
            <text:p text:style-name="Aufzählungszeichen1">Optional: weitere benannte Szenarien mit vom Standard-Szenario abweichenden Schritten. Es werden beginnend mit dem ersten abweichenden Schritt alle Schritte bis zum Ende des Szenarios beschrieben. Ggf. kann auf einen Schritt des Standard-Szenarios verwiesen werden, bei dem die <text:s/>Bearbeitung fortgesetzt wird.</text:p>
          </text:list-item>
          <text:list-item>
            <text:p text:style-name="Aufzählungszeichen1"><text:soft-page-break/>Offene Punkte</text:p>
          </text:list-item>
        </text:list>
        <text:h text:style-name="Heading_20_1" text:outline-level="1">Anwendungsfälle mit direktem Bezug zur Anwendung</text:h>
        <text:p text:style-name="Text_20_body">Diese Anwendungsfälle werden durch die Anwendung ganz oder teilweise abgedeckt. Ihre Relevanz bzw. Priorität unterscheidet sich stark, eine Einschätzung wird jeweils angegeben.</text:p>
        <text:h text:style-name="Heading_20_2" text:outline-level="2">Daten einlesen</text:h>
        <text:h text:style-name="Heading_20_3" text:outline-level="3">Fahrerkarte auslesen</text:h>
        <table:table table:name="Tabelle2" table:style-name="Tabelle2">
          <table:table-column table:style-name="Tabelle2.A"/>
          <table:table-column table:style-name="Tabelle2.B"/>
          <table:table-row>
            <table:table-cell table:style-name="Tabelle2.A1" office:value-type="string">
              <text:p text:style-name="Text_20_body">Kurzbeschreibung:</text:p>
            </table:table-cell>
            <table:table-cell table:style-name="Tabelle2.A1" office:value-type="string">
              <text:p text:style-name="Text_20_body">Die Fahrerkarte wird ausgelesen, die Daten auf den Server übertragen und dort gespeichert.</text:p>
            </table:table-cell>
          </table:table-row>
          <table:table-row>
            <table:table-cell table:style-name="Tabelle2.A1" office:value-type="string">
              <text:p text:style-name="Text_20_body">Schritte:</text:p>
            </table:table-cell>
            <table:table-cell table:style-name="Tabelle2.A1" office:value-type="string">
              <text:list xml:id="list39513732" text:style-name="WW8Num8">
                <text:list-item text:start-value="1">
                  <text:p text:style-name="Listennummer">Daten physisch auslesen (z.B. in Kartenleser mit Flash-Speicher mit anschließender Übertragung auf PC)</text:p>
                </text:list-item>
                <text:list-item>
                  <text:p text:style-name="Listennummer">Binärdaten von Clientanwendung auf Server übertragen</text:p>
                </text:list-item>
                <text:list-item>
                  <text:p text:style-name="Listennummer">Daten durch Serveranwendung in XML konvertieren </text:p>
                </text:list-item>
                <text:list-item>
                  <text:p text:style-name="Listennummer">Gültigkeit/Verfallsdatum der Karte prüfen</text:p>
                </text:list-item>
                <text:list-item>
                  <text:p text:style-name="Listennummer">Aktivitäten in Anwendung importieren</text:p>
                </text:list-item>
                <text:list-item>
                  <text:p text:style-name="Listennummer">Stammdaten anlegen/pflegen (Karte, Fahrer)</text:p>
                </text:list-item>
                <text:list-item>
                  <text:p text:style-name="Listennummer">Binärdaten archivieren</text:p>
                </text:list-item>
              </text:list>
            </table:table-cell>
          </table:table-row>
          <table:table-row>
            <table:table-cell table:style-name="Tabelle2.A1" office:value-type="string">
              <text:p text:style-name="Text_20_body">Fehlerszenario 1:</text:p>
            </table:table-cell>
            <table:table-cell table:style-name="Tabelle2.A1" office:value-type="string">
              <text:p text:style-name="Text_20_body">XML-Konvertierung schlägt fehl</text:p>
              <text:list xml:id="list39694059" text:continue-list="list39513732" text:style-name="WW8Num8">
                <text:list-item text:start-value="4">
                  <text:p text:style-name="P13">Binärdaten archivieren</text:p>
                </text:list-item>
                <text:list-item>
                  <text:p text:style-name="P13">Fehlerstatus in Anwendung vermerken</text:p>
                </text:list-item>
              </text:list>
            </table:table-cell>
          </table:table-row>
          <table:table-row>
            <table:table-cell table:style-name="Tabelle2.A1" office:value-type="string">
              <text:p text:style-name="Text_20_body">Fehlerszenario 2:</text:p>
            </table:table-cell>
            <table:table-cell table:style-name="Tabelle2.A1" office:value-type="string">
              <text:p text:style-name="Text_20_body">Karte ungültig/Verfallsdatum überschritten</text:p>
              <text:list xml:id="list39678552" text:continue-list="list39694059" text:style-name="WW8Num8">
                <text:list-item text:start-value="4">
                  <text:p text:style-name="P13">Binärdaten archivieren</text:p>
                </text:list-item>
                <text:list-item>
                  <text:p text:style-name="P13">Fehlerstatus in Anwendung vermerken</text:p>
                </text:list-item>
              </text:list>
            </table:table-cell>
          </table:table-row>
          <table:table-row>
            <table:table-cell table:style-name="Tabelle2.A1" office:value-type="string">
              <text:p text:style-name="Text_20_body">Offene Punkte:</text:p>
            </table:table-cell>
            <table:table-cell table:style-name="Tabelle2.A1" office:value-type="string">
              <text:p text:style-name="Text_20_body">Weitere Schritte bei Fehler bei Gültigkeitsprüfung?</text:p>
            </table:table-cell>
          </table:table-row>
        </table:table>
        <text:h text:style-name="Heading_20_3" text:outline-level="3">Fahrzeugeinheit auslesen</text:h>
        <table:table table:name="Tabelle3" table:style-name="Tabelle3">
          <table:table-column table:style-name="Tabelle3.A"/>
          <table:table-column table:style-name="Tabelle3.B"/>
          <table:table-row>
            <table:table-cell table:style-name="Tabelle3.A1" office:value-type="string">
              <text:p text:style-name="Text_20_body">Kurzbeschreibung:</text:p>
            </table:table-cell>
            <table:table-cell table:style-name="Tabelle3.A1" office:value-type="string">
              <text:p text:style-name="Text_20_body">Die Fahrzeugeinheit wird ausgelesen, die Daten auf den Server übertragen und dort gespeichert.</text:p>
            </table:table-cell>
          </table:table-row>
          <table:table-row>
            <table:table-cell table:style-name="Tabelle3.A1" office:value-type="string">
              <text:p text:style-name="Text_20_body">Schritte:</text:p>
            </table:table-cell>
            <table:table-cell table:style-name="Tabelle3.A1" office:value-type="string">
              <text:list xml:id="list39694084" text:continue-list="list39678552" text:style-name="WW8Num8">
                <text:list-item text:start-value="1">
                  <text:p text:style-name="Listennummer">Daten physisch auslesen (Unternehmerkarte notwendig)</text:p>
                </text:list-item>
                <text:list-item>
                  <text:p text:style-name="Listennummer">Binärdaten von Clientanwendung auf Server übertragen</text:p>
                </text:list-item>
                <text:list-item>
                  <text:p text:style-name="Listennummer">Daten durch Serveranwendung in XML konvertieren </text:p>
                </text:list-item>
                <text:list-item>
                  <text:p text:style-name="Listennummer">Aktivitäten in Anwendung importieren</text:p>
                </text:list-item>
                <text:list-item>
                  <text:p text:style-name="Listennummer">Stammdaten anlegen/pflegen (Fahrzeugeinheit, Fahrer)</text:p>
                </text:list-item>
                <text:list-item>
                  <text:p text:style-name="P12">Binärdaten archivieren</text:p>
                </text:list-item>
              </text:list>
            </table:table-cell>
          </table:table-row>
          <table:table-row>
            <table:table-cell table:style-name="Tabelle3.A1" office:value-type="string">
              <text:p text:style-name="Text_20_body">Fehlerszenario 1:</text:p>
            </table:table-cell>
            <table:table-cell table:style-name="Tabelle3.A1" office:value-type="string">
              <text:p text:style-name="Text_20_body">XML-Konvertierung schlägt fehl</text:p>
              <text:list xml:id="list39664602" text:continue-list="list39694084" text:style-name="WW8Num8">
                <text:list-item text:start-value="4">
                  <text:p text:style-name="P14"><text:soft-page-break/>Binärdaten archivieren</text:p>
                </text:list-item>
                <text:list-item>
                  <text:p text:style-name="P14">Fehlerstatus in Anwendung vermerken</text:p>
                </text:list-item>
              </text:list>
            </table:table-cell>
          </table:table-row>
        </table:table>
        <text:h text:style-name="Heading_20_2" text:outline-level="2">Datenpflege</text:h>
        <text:h text:style-name="Heading_20_3" text:outline-level="3">Abgleich Daten aus Fahrerkarten und Fahrzeugeinheit</text:h>
        <table:table table:name="Tabelle4" table:style-name="Tabelle4">
          <table:table-column table:style-name="Tabelle4.A"/>
          <table:table-column table:style-name="Tabelle4.B"/>
          <table:table-row>
            <table:table-cell table:style-name="Tabelle4.A1" office:value-type="string">
              <text:p text:style-name="Text_20_body">Kurzbeschreibung:</text:p>
            </table:table-cell>
            <table:table-cell table:style-name="Tabelle4.A1" office:value-type="string">
              <text:p text:style-name="Text_20_body">Gegenüberstellung der Daten aus Fahrerkarten und Fahrzeugeinheit. Ggf. Hervorheben von Unstimmigkeiten.</text:p>
            </table:table-cell>
          </table:table-row>
          <table:table-row>
            <table:table-cell table:style-name="Tabelle4.A1" office:value-type="string">
              <text:p text:style-name="Text_20_body">Schritte:</text:p>
            </table:table-cell>
            <table:table-cell table:style-name="Tabelle4.A1" office:value-type="string">
              <text:list xml:id="list39683513" text:continue-list="list39664602" text:style-name="WW8Num8">
                <text:list-item text:start-value="1">
                  <text:p text:style-name="P12">Auswahl eines Fahrzeugs aus der Menge der bekannten Fahrzeuge und eines Zeitraums</text:p>
                </text:list-item>
                <text:list-item>
                  <text:p text:style-name="P12">Gegenüberstellung der Daten der Fahrzeugeinheit des Fahrzeugs über dem gewählten Zeitraum sowie der dazu passenden verfügbaren Daten aus Fahrerkarten</text:p>
                </text:list-item>
              </text:list>
            </table:table-cell>
          </table:table-row>
        </table:table>
        <text:h text:style-name="Heading_20_3" text:outline-level="3">Erfassung sonstiger Zeiten (Krankheit, Urlaub, ...)</text:h>
        <table:table table:name="Tabelle5" table:style-name="Tabelle5">
          <table:table-column table:style-name="Tabelle5.A"/>
          <table:table-column table:style-name="Tabelle5.B"/>
          <table:table-row>
            <table:table-cell table:style-name="Tabelle5.A1" office:value-type="string">
              <text:p text:style-name="Text_20_body">Kurzbeschreibung:</text:p>
            </table:table-cell>
            <table:table-cell table:style-name="Tabelle5.A1" office:value-type="string">
              <text:p text:style-name="Text_20_body">Dokumentation von Zeiten der Fahrer, die nicht auf der Fahrerkarte verbucht werden wie z.B. Krankheit oder Urlaub.</text:p>
            </table:table-cell>
          </table:table-row>
          <table:table-row>
            <table:table-cell table:style-name="Tabelle5.A1" office:value-type="string">
              <text:p text:style-name="Text_20_body">Schritte:</text:p>
            </table:table-cell>
            <table:table-cell table:style-name="Tabelle5.A1" office:value-type="string">
              <text:list xml:id="list39676961" text:continue-list="list39683513" text:style-name="WW8Num8">
                <text:list-item text:start-value="1">
                  <text:p text:style-name="P12">Auswahl eines Fahrers aus der Menge der bekannten Fahrer</text:p>
                </text:list-item>
                <text:list-item>
                  <text:p text:style-name="P12">Auswahl einer Aktivität (Krankheit, Urlaub, ...) und Angabe eines Zeitraums</text:p>
                </text:list-item>
                <text:list-item>
                  <text:p text:style-name="P12">ggf. Wiederholung von Schritt 2</text:p>
                </text:list-item>
              </text:list>
            </table:table-cell>
          </table:table-row>
        </table:table>
        <text:h text:style-name="Heading_20_3" text:outline-level="3">Nachträgliche Erfassung von Aktivitäten</text:h>
        <table:table table:name="Tabelle13" table:style-name="Tabelle13">
          <table:table-column table:style-name="Tabelle13.A"/>
          <table:table-column table:style-name="Tabelle13.B"/>
          <table:table-row>
            <table:table-cell table:style-name="Tabelle13.A1" office:value-type="string">
              <text:p text:style-name="Text_20_body">Kurzbeschreibung:</text:p>
            </table:table-cell>
            <table:table-cell table:style-name="Tabelle13.A1" office:value-type="string">
              <text:p text:style-name="Text_20_body">In Fällen, in denen die elektronische Verbuchung von Aktivitäten nicht möglich ist (z.B. Verlust der Fahrerkarte, kein Zugriff auf Fahrzeugeinheit), sollte die nachträgliche Erfassung von Aktivitäten möglich sein.</text:p>
            </table:table-cell>
          </table:table-row>
          <table:table-row>
            <table:table-cell table:style-name="Tabelle13.A1" office:value-type="string">
              <text:p text:style-name="Text_20_body">Schritte:</text:p>
            </table:table-cell>
            <table:table-cell table:style-name="Tabelle13.A1" office:value-type="string">
              <text:list xml:id="list39677258" text:continue-list="list39676961" text:style-name="WW8Num8">
                <text:list-item text:start-value="1">
                  <text:p text:style-name="P12">Auswahl eines Fahrers aus der Menge der bekannten Fahrer</text:p>
                </text:list-item>
                <text:list-item>
                  <text:p text:style-name="P12">Angabe eines Grundes für die nachträgliche Erfassung</text:p>
                </text:list-item>
                <text:list-item>
                  <text:p text:style-name="P12">Auswahl einer Aktivität und Angabe eines Zeitraums</text:p>
                </text:list-item>
                <text:list-item>
                  <text:p text:style-name="P12">ggf. Wiederholung von Schritt 3</text:p>
                </text:list-item>
              </text:list>
            </table:table-cell>
          </table:table-row>
        </table:table>
        <text:h text:style-name="Heading_20_3" text:outline-level="3">Korrektur von Aktivitäten</text:h>
        <table:table table:name="Tabelle6" table:style-name="Tabelle6">
          <table:table-column table:style-name="Tabelle6.A"/>
          <table:table-column table:style-name="Tabelle6.B"/>
          <table:table-row>
            <table:table-cell table:style-name="Tabelle6.A1" office:value-type="string">
              <text:p text:style-name="Text_20_body">Kurzbeschreibung:</text:p>
            </table:table-cell>
            <table:table-cell table:style-name="Tabelle6.A1" office:value-type="string">
              <text:p text:style-name="Text_20_body">Falls ein Fahrer Aktivitäten falsch eingebucht hat, soll es möglich sein, diese nachträglich zu korrigieren. Die ursprünglich gebuchte Aktivität wird dadurch nicht ersetzt, sondern nur ergänzt.</text:p>
            </table:table-cell>
          </table:table-row>
          <table:table-row>
            <table:table-cell table:style-name="Tabelle6.A1" office:value-type="string">
              <text:p text:style-name="Text_20_body">Schritte:</text:p>
            </table:table-cell>
            <table:table-cell table:style-name="Tabelle6.A1" office:value-type="string">
              <text:list xml:id="list39684961" text:continue-list="list39677258" text:style-name="WW8Num8">
                <text:list-item text:start-value="1">
                  <text:p text:style-name="P12">Auswahl eines Fahrers aus der Menge der bekannten Fahrer</text:p>
                </text:list-item>
                <text:list-item>
                  <text:p text:style-name="P12">Angabe eines Grundes für die Korrektur</text:p>
                </text:list-item>
                <text:list-item>
                  <text:p text:style-name="P12">Aufsuchen einer verbuchten Aktivität durch Angabe eines Zeitraums und ggf. Auswahl der zu korrigierenden Aktivität aus einer Liste</text:p>
                </text:list-item>
                <text:list-item>
                  <text:p text:style-name="Listennummer"><text:span text:style-name="T2">Eingabe der Korrektur. Eine Korrektur kann auch die Angabe mehrerer Aktivitäten beinhalten, deren Gesamtdauer </text:span><text:span text:style-name="T2">dann der </text:span><text:soft-page-break/><text:span text:style-name="T2">Dauer der korrigierten Aktivität entsprechen muss.</text:span></text:p>
                </text:list-item>
                <text:list-item>
                  <text:p text:style-name="P12">ggf. Wiederholung ab Schritt 3</text:p>
                </text:list-item>
              </text:list>
            </table:table-cell>
          </table:table-row>
        </table:table>
        <text:h text:style-name="Heading_20_2" text:outline-level="2">Organisatorische Aufgaben</text:h>
        <text:h text:style-name="Heading_20_3" text:outline-level="3">Überwachung Aufbewahrungsfristen</text:h>
        <table:table table:name="Tabelle7" table:style-name="Tabelle7">
          <table:table-column table:style-name="Tabelle7.A"/>
          <table:table-column table:style-name="Tabelle7.B"/>
          <table:table-row>
            <table:table-cell table:style-name="Tabelle7.A1" office:value-type="string">
              <text:p text:style-name="Text_20_body">Kurzbeschreibung:</text:p>
            </table:table-cell>
            <table:table-cell table:style-name="Tabelle7.A1" office:value-type="string">
              <text:p text:style-name="Text_20_body">Anzeige der aufgrund gesetzlicher Vorschriften notwendigen Löschvorgänge, Starten des Löschvorgangs.</text:p>
            </table:table-cell>
          </table:table-row>
          <table:table-row>
            <table:table-cell table:style-name="Tabelle7.A1" office:value-type="string">
              <text:p text:style-name="Text_20_body">Schritte:</text:p>
            </table:table-cell>
            <table:table-cell table:style-name="Tabelle7.A1" office:value-type="string">
              <text:list xml:id="list39669850" text:continue-list="list39684961" text:style-name="WW8Num8">
                <text:list-item text:start-value="1">
                  <text:p text:style-name="P12">Anzeige einer Liste aller aufgrund gesetzlicher Vorschriften durchzuführender Löschvorgänge einschließlich der Termine, bis zu denen die Löschung erfolgt sein muss. Die Liste umfasst archivierte Daten von Fahrerkarten und Fahrzeugeinheiten.</text:p>
                </text:list-item>
                <text:list-item>
                  <text:p text:style-name="P12">Auswahl keines, eines, mehrerer oder aller zu löschender Archivobjekte und Start des Löschvorgangs</text:p>
                </text:list-item>
              </text:list>
            </table:table-cell>
          </table:table-row>
          <table:table-row>
            <table:table-cell table:style-name="Tabelle7.A1" office:value-type="string">
              <text:p text:style-name="Text_20_body">Offene Punkte:</text:p>
            </table:table-cell>
            <table:table-cell table:style-name="Tabelle7.A1" office:value-type="string">
              <text:p text:style-name="Text_20_body">Nochmals klären, welche (ggf. aggregierten) Daten in der Datenbank verbleiben dürfen, um auch längerfristige Auswertungen zu ermöglichen.</text:p>
            </table:table-cell>
          </table:table-row>
        </table:table>
        <text:h text:style-name="Heading_20_3" text:outline-level="3">Überwachung von Zeiträumen zwischen Datenimport</text:h>
        <table:table table:name="Tabelle8" table:style-name="Tabelle8">
          <table:table-column table:style-name="Tabelle8.A"/>
          <table:table-column table:style-name="Tabelle8.B"/>
          <table:table-row>
            <table:table-cell table:style-name="Tabelle8.A1" office:value-type="string">
              <text:p text:style-name="Text_20_body">Kurzbeschreibung:</text:p>
            </table:table-cell>
            <table:table-cell table:style-name="Tabelle8.A1" office:value-type="string">
              <text:p text:style-name="Text_20_body">Anzeige der Lese-Zeitpunkte für Fahrerkarten und Fahrzeugeinheiten.</text:p>
            </table:table-cell>
          </table:table-row>
          <table:table-row>
            <table:table-cell table:style-name="Tabelle8.A1" office:value-type="string">
              <text:p text:style-name="Text_20_body">Schritte:</text:p>
            </table:table-cell>
            <table:table-cell table:style-name="Tabelle8.A1" office:value-type="string">
              <text:list xml:id="list39671776" text:continue-list="list39669850" text:style-name="WW8Num8">
                <text:list-item text:start-value="1">
                  <text:p text:style-name="P12">Anzeige einer Liste der letzten Zeitpunkte, zu denen die Daten von Fahrerkarten und Fahrzeugeinheiten gelesen wurden. Karten und Geräte, bei denen demnächst ein Lesevorgang notwendig ist oder bei denen das Auslesen überfällig ist, werden (z. B. farblich) hervorgehoben.</text:p>
                </text:list-item>
              </text:list>
              <text:p text:style-name="Listenfortsetzung_20_2">Meist ist eine Liste der Karten und <text:span text:style-name="T2">Fahrzeugeinheiten von primärem Interesse, bei denen demnächst ein Lesevorgang ansteht. Daher wird initial nur eine Liste dieser Objekte dargestellt und erst bei Auswahl einer entsprechenden Option die oben angeführte vollständige Liste angezeigt.</text:span></text:p>
            </table:table-cell>
          </table:table-row>
        </table:table>
        <text:h text:style-name="Heading_20_2" text:outline-level="2">Berichte</text:h>
        <text:h text:style-name="Heading_20_3" text:outline-level="3">Berichte allgemein</text:h>
        <table:table table:name="Tabelle12" table:style-name="Tabelle12">
          <table:table-column table:style-name="Tabelle12.A"/>
          <table:table-column table:style-name="Tabelle12.B"/>
          <table:table-row>
            <table:table-cell table:style-name="Tabelle12.A1" office:value-type="string">
              <text:p text:style-name="Text_20_body">Kurzbeschreibung:</text:p>
            </table:table-cell>
            <table:table-cell table:style-name="Tabelle12.A1" office:value-type="string">
              <text:p text:style-name="Text_20_body">Grafische Auswertung mit Druckmöglichkeit für folgende Bereiche:</text:p>
              <text:list xml:id="list39674216" text:continue-list="list39496038" text:style-name="WW8Num3">
                <text:list-item text:start-value="1">
                  <text:p text:style-name="Aufzählungszeichen1">Info pro Auswertungszeitraum (z. B. Monat, Quartal, Jahr)</text:p>
                </text:list-item>
                <text:list-item>
                  <text:p text:style-name="Aufzählungszeichen1">Info pro Fahrzeug</text:p>
                </text:list-item>
                <text:list-item>
                  <text:p text:style-name="Aufzählungszeichen1">pro Fahrer/Fahrergruppe</text:p>
                </text:list-item>
              </text:list>
              <text:list xml:id="list39520123" text:style-name="WW8Num7">
                <text:list-item>
                  <text:p text:style-name="Aufzählungszeichen2">Tätigkeitsprotokoll</text:p>
                </text:list-item>
                <text:list-item>
                  <text:p text:style-name="Aufzählungszeichen2">Prüfung der gesetzlichen Vorschriften</text:p>
                </text:list-item>
              </text:list>
              <text:list xml:id="list39664182" text:continue-list="list39674216" text:style-name="WW8Num3">
                <text:list-item text:start-value="1">
                  <text:p text:style-name="Aufzählungszeichen1">Visualisierung Karten- und Gerätedaten (letzter Auslesezeitpunkt, ...)</text:p>
                </text:list-item>
                <text:list-item>
                  <text:p text:style-name="Aufzählungszeichen1">Visualisierung durchgeführter Kontrollen</text:p>
                </text:list-item>
              </text:list>
            </table:table-cell>
          </table:table-row>
          <table:table-row>
            <table:table-cell table:style-name="Tabelle12.A1" office:value-type="string">
              <text:p text:style-name="Text_20_body">Schritte:</text:p>
            </table:table-cell>
            <table:table-cell table:style-name="Tabelle12.A1" office:value-type="string">
              <text:list xml:id="list39685785" text:continue-list="list39671776" text:style-name="WW8Num8">
                <text:list-item text:start-value="1">
                  <text:p text:style-name="P12">Auswahl einer Berichtsart<text:soft-page-break/></text:p>
                </text:list-item>
                <text:list-item>
                  <text:p text:style-name="P12">Eingabe von Parametern</text:p>
                </text:list-item>
                <text:list-item>
                  <text:p text:style-name="P12">Anzeige Bericht</text:p>
                </text:list-item>
              </text:list>
            </table:table-cell>
          </table:table-row>
          <table:table-row>
            <table:table-cell table:style-name="Tabelle12.A1" office:value-type="string">
              <text:p text:style-name="Text_20_body">Offene Punkte:</text:p>
            </table:table-cell>
            <table:table-cell table:style-name="Tabelle12.A1" office:value-type="string">
              <text:p text:style-name="Text_20_body">Welche Information wird ausgegeben? Welche Parameter existieren?</text:p>
            </table:table-cell>
          </table:table-row>
        </table:table>
        <text:h text:style-name="Heading_20_2" text:outline-level="2">Stammdatenpflege</text:h>
        <text:h text:style-name="Heading_20_3" text:outline-level="3">Fahrergruppen</text:h>
        <text:p text:style-name="Text_20_body">Anwendungsfälle:</text:p>
        <text:list xml:id="list39680075" text:continue-list="list39664182" text:style-name="WW8Num3">
          <text:list-item text:start-value="1">
            <text:p text:style-name="Aufzählungszeichen1">Fahrergruppe anlegen</text:p>
          </text:list-item>
          <text:list-item>
            <text:p text:style-name="Aufzählungszeichen1">Fahrergruppe suchen</text:p>
          </text:list-item>
          <text:list-item>
            <text:p text:style-name="Aufzählungszeichen1">Fahrergruppe löschen (falls nicht bereits referenziert)</text:p>
          </text:list-item>
          <text:list-item>
            <text:p text:style-name="Aufzählungszeichen1">Fahrergruppe ändern</text:p>
          </text:list-item>
        </text:list>
        <text:h text:style-name="Heading_20_3" text:outline-level="3">Fahrerdaten</text:h>
        <text:p text:style-name="Heading_20_4">Fahrerdaten anlegen</text:p>
        <table:table table:name="Tabelle19" table:style-name="Tabelle19">
          <table:table-column table:style-name="Tabelle19.A"/>
          <table:table-column table:style-name="Tabelle19.B"/>
          <table:table-row>
            <table:table-cell table:style-name="Tabelle19.A1" office:value-type="string">
              <text:p text:style-name="Text_20_body">Kurzbeschreibung:</text:p>
            </table:table-cell>
            <table:table-cell table:style-name="Tabelle19.A1" office:value-type="string">
              <text:p text:style-name="Text_20_body">Anlegen der Daten eines neuen Fahrers</text:p>
            </table:table-cell>
          </table:table-row>
          <table:table-row>
            <table:table-cell table:style-name="Tabelle19.A1" office:value-type="string">
              <text:p text:style-name="Text_20_body">Schritte:</text:p>
            </table:table-cell>
            <table:table-cell table:style-name="Tabelle19.A1" office:value-type="string">
              <text:list xml:id="list39664916" text:continue-list="list39685785" text:style-name="WW8Num8">
                <text:list-item text:start-value="1">
                  <text:p text:style-name="P12">Eingabe Attribute</text:p>
                </text:list-item>
                <text:list-item>
                  <text:p text:style-name="P12">Firmen-Zugehörigkeit</text:p>
                </text:list-item>
                <text:list-item>
                  <text:p text:style-name="P12">Fahrerkarte zuordnen</text:p>
                </text:list-item>
                <text:list-item>
                  <text:p text:style-name="P12">Ggf. Zuordnung zu einer Fahrergruppe</text:p>
                </text:list-item>
              </text:list>
            </table:table-cell>
          </table:table-row>
        </table:table>
        <text:p text:style-name="Heading_20_4">Fahrerdaten suchen</text:p>
        <table:table table:name="Tabelle20" table:style-name="Tabelle20">
          <table:table-column table:style-name="Tabelle20.A"/>
          <table:table-column table:style-name="Tabelle20.B"/>
          <table:table-row>
            <table:table-cell table:style-name="Tabelle20.A1" office:value-type="string">
              <text:p text:style-name="Text_20_body">Kurzbeschreibung:</text:p>
            </table:table-cell>
            <table:table-cell table:style-name="Tabelle20.A1" office:value-type="string">
              <text:p text:style-name="Text_20_body">Suchen von Fahrern anhand von Fahrer-Attributen.</text:p>
              <text:p text:style-name="Text_20_body">Ausgehend vom Suchergebnis sind weitere Operation möglich (Ändern, Löschen).</text:p>
            </table:table-cell>
          </table:table-row>
          <table:table-row>
            <table:table-cell table:style-name="Tabelle20.A1" office:value-type="string">
              <text:p text:style-name="Text_20_body">Schritte:</text:p>
            </table:table-cell>
            <table:table-cell table:style-name="Tabelle20.A1" office:value-type="string">
              <text:list xml:id="list39683531" text:continue-list="list39664916" text:style-name="WW8Num8">
                <text:list-item text:start-value="1">
                  <text:p text:style-name="P12">Angabe der für die Suche zu verwendenden Attribute</text:p>
                </text:list-item>
                <text:list-item>
                  <text:p text:style-name="P12">Suche durchführen, Ergebnis ist eine Liste mit Fahrern, die die Bedingungen der Such-Operation erfüllen</text:p>
                </text:list-item>
              </text:list>
            </table:table-cell>
          </table:table-row>
        </table:table>
        <text:p text:style-name="Heading_20_4">Fahrerdaten löschen</text:p>
        <table:table table:name="Tabelle21" table:style-name="Tabelle21">
          <table:table-column table:style-name="Tabelle21.A"/>
          <table:table-column table:style-name="Tabelle21.B"/>
          <table:table-row>
            <table:table-cell table:style-name="Tabelle21.A1" office:value-type="string">
              <text:p text:style-name="Text_20_body">Kurzbeschreibung:</text:p>
            </table:table-cell>
            <table:table-cell table:style-name="Tabelle21.A1" office:value-type="string">
              <text:p text:style-name="Text_20_body">Löschen eines Fahrers</text:p>
            </table:table-cell>
          </table:table-row>
          <table:table-row>
            <table:table-cell table:style-name="Tabelle21.A1" office:value-type="string">
              <text:p text:style-name="Text_20_body">Schritte:</text:p>
            </table:table-cell>
            <table:table-cell table:style-name="Tabelle21.A1" office:value-type="string">
              <text:list xml:id="list39669856" text:continue-list="list39683531" text:style-name="WW8Num8">
                <text:list-item text:start-value="1">
                  <text:p text:style-name="P12">Auswahl eines Fahrers (z. B. über Fahrersuche)</text:p>
                </text:list-item>
                <text:list-item>
                  <text:p text:style-name="P12">Löschen (nach Rückfrage durch das System)</text:p>
                </text:list-item>
              </text:list>
            </table:table-cell>
          </table:table-row>
          <table:table-row>
            <table:table-cell table:style-name="Tabelle21.A1" office:value-type="string">
              <text:p text:style-name="Text_20_body">Fehlerszenario 1:</text:p>
            </table:table-cell>
            <table:table-cell table:style-name="Tabelle21.A1" office:value-type="string">
              <text:p text:style-name="Text_20_body">Auf den Fahrer existieren Referenzen im System. In diesem Fall ist das Löschen nicht möglich.</text:p>
            </table:table-cell>
          </table:table-row>
        </table:table>
        <text:p text:style-name="Heading_20_4">Fahrerdaten ändern</text:p>
        <table:table table:name="Tabelle22" table:style-name="Tabelle22">
          <table:table-column table:style-name="Tabelle22.A"/>
          <table:table-column table:style-name="Tabelle22.B"/>
          <table:table-row>
            <table:table-cell table:style-name="Tabelle22.A1" office:value-type="string">
              <text:p text:style-name="Text_20_body">Kurzbeschreibung:</text:p>
            </table:table-cell>
            <table:table-cell table:style-name="Tabelle22.A1" office:value-type="string">
              <text:p text:style-name="Text_20_body">Ändern der gespeicherten Attribute eines <text:span text:style-name="T2">Fahrers</text:span>.<text:soft-page-break/></text:p>
            </table:table-cell>
          </table:table-row>
          <table:table-row>
            <table:table-cell table:style-name="Tabelle22.A1" office:value-type="string">
              <text:p text:style-name="Text_20_body">Schritte:</text:p>
            </table:table-cell>
            <table:table-cell table:style-name="Tabelle22.A1" office:value-type="string">
              <text:list xml:id="list39683234" text:continue-numbering="true" text:style-name="WW8Num8">
                <text:list-item>
                  <text:p text:style-name="P12">Auswahl eines Fahrers (z. B. über Fahrersuche)</text:p>
                </text:list-item>
                <text:list-item>
                  <text:p text:style-name="P12">Ändern von </text:p>
                </text:list-item>
              </text:list>
              <text:list xml:id="list39675212" text:continue-list="list39520123" text:style-name="WW8Num7">
                <text:list-item text:start-value="1">
                  <text:p text:style-name="Aufzählungszeichen2">Attributen</text:p>
                </text:list-item>
                <text:list-item>
                  <text:p text:style-name="Aufzählungszeichen2">Firmen-Zugehörigkeit</text:p>
                </text:list-item>
                <text:list-item>
                  <text:p text:style-name="Aufzählungszeichen2">Fahrerkarte zuordnen</text:p>
                </text:list-item>
                <text:list-item>
                  <text:p text:style-name="Aufzählungszeichen2">Zuordnung zu <text:s/>Fahrergruppe</text:p>
                </text:list-item>
              </text:list>
            </table:table-cell>
          </table:table-row>
        </table:table>
        <text:h text:style-name="Heading_20_3" text:outline-level="3">Fahrerkarten</text:h>
        <text:p text:style-name="Heading_20_4">Fahrerkarte anlegen</text:p>
        <table:table table:name="Tabelle23" table:style-name="Tabelle23">
          <table:table-column table:style-name="Tabelle23.A"/>
          <table:table-column table:style-name="Tabelle23.B"/>
          <table:table-row>
            <table:table-cell table:style-name="Tabelle23.A1" office:value-type="string">
              <text:p text:style-name="Text_20_body">Kurzbeschreibung:</text:p>
            </table:table-cell>
            <table:table-cell table:style-name="Tabelle23.A1" office:value-type="string">
              <text:p text:style-name="Text_20_body">Anlegen Daten einer Fahrerkarte.</text:p>
              <text:p text:style-name="Text_20_body">Anmerkung: normalerweise sollten Daten für Fahrerkarten automatisch beim Auslesen von Karten angelegt werden.</text:p>
            </table:table-cell>
          </table:table-row>
          <table:table-row>
            <table:table-cell table:style-name="Tabelle23.A1" office:value-type="string">
              <text:p text:style-name="Text_20_body">Schritte:</text:p>
            </table:table-cell>
            <table:table-cell table:style-name="Tabelle23.A1" office:value-type="string">
              <text:list xml:id="list39673515" text:continue-list="list39683234" text:style-name="WW8Num8">
                <text:list-item text:start-value="1">
                  <text:p text:style-name="P12">Eingabe Attribute</text:p>
                </text:list-item>
                <text:list-item>
                  <text:p text:style-name="P12">Fahrer zuordnen</text:p>
                </text:list-item>
              </text:list>
            </table:table-cell>
          </table:table-row>
        </table:table>
        <text:p text:style-name="Heading_20_4">Fahrerkarte suchen</text:p>
        <table:table table:name="Tabelle24" table:style-name="Tabelle24">
          <table:table-column table:style-name="Tabelle24.A"/>
          <table:table-column table:style-name="Tabelle24.B"/>
          <table:table-row>
            <table:table-cell table:style-name="Tabelle24.A1" office:value-type="string">
              <text:p text:style-name="Text_20_body">Kurzbeschreibung:</text:p>
            </table:table-cell>
            <table:table-cell table:style-name="Tabelle24.A1" office:value-type="string">
              <text:p text:style-name="Text_20_body">Suchen von Fahrerkarten anhand von Karten-Attributen.</text:p>
              <text:p text:style-name="Text_20_body">Ausgehend vom Suchergebnis sind weitere Operation möglich (Ändern, Löschen).</text:p>
            </table:table-cell>
          </table:table-row>
          <table:table-row>
            <table:table-cell table:style-name="Tabelle24.A1" office:value-type="string">
              <text:p text:style-name="Text_20_body">Schritte:</text:p>
            </table:table-cell>
            <table:table-cell table:style-name="Tabelle24.A1" office:value-type="string">
              <text:list xml:id="list39691625" text:continue-list="list39673515" text:style-name="WW8Num8">
                <text:list-item text:start-value="1">
                  <text:p text:style-name="P12">Angabe der für die Suche zu verwendenden Attribute</text:p>
                </text:list-item>
                <text:list-item>
                  <text:p text:style-name="P12">Suche durchführen, Ergebnis ist eine Liste mit Fahrerkarten, die die Bedingungen der Such-Operation erfüllen</text:p>
                </text:list-item>
              </text:list>
            </table:table-cell>
          </table:table-row>
        </table:table>
        <text:p text:style-name="Heading_20_4">Fahrerkarte löschen</text:p>
        <table:table table:name="Tabelle25" table:style-name="Tabelle25">
          <table:table-column table:style-name="Tabelle25.A"/>
          <table:table-column table:style-name="Tabelle25.B"/>
          <table:table-row>
            <table:table-cell table:style-name="Tabelle25.A1" office:value-type="string">
              <text:p text:style-name="Text_20_body">Kurzbeschreibung:</text:p>
            </table:table-cell>
            <table:table-cell table:style-name="Tabelle25.A1" office:value-type="string">
              <text:p text:style-name="Text_20_body">Löschen einer Fahrerkarte</text:p>
            </table:table-cell>
          </table:table-row>
          <table:table-row>
            <table:table-cell table:style-name="Tabelle25.A1" office:value-type="string">
              <text:p text:style-name="Text_20_body">Schritte:</text:p>
            </table:table-cell>
            <table:table-cell table:style-name="Tabelle25.A1" office:value-type="string">
              <text:list xml:id="list39676368" text:continue-list="list39691625" text:style-name="WW8Num8">
                <text:list-item text:start-value="1">
                  <text:p text:style-name="P12">Auswahl einer Fahrerkarte (z. B. über Fahrerkarten-Suche)</text:p>
                </text:list-item>
                <text:list-item>
                  <text:p text:style-name="P12">Löschen (nach Rückfrage durch das System)</text:p>
                </text:list-item>
              </text:list>
            </table:table-cell>
          </table:table-row>
          <table:table-row>
            <table:table-cell table:style-name="Tabelle25.A1" office:value-type="string">
              <text:p text:style-name="Text_20_body">Fehlerszenario 1:</text:p>
            </table:table-cell>
            <table:table-cell table:style-name="Tabelle25.A1" office:value-type="string">
              <text:p text:style-name="Text_20_body">Auf die Fahrerkarte existieren Referenzen im System. In diesem Fall ist das Löschen nicht möglich.</text:p>
            </table:table-cell>
          </table:table-row>
        </table:table>
        <text:p text:style-name="Heading_20_4">Fahrerkarte ändern</text:p>
        <table:table table:name="Tabelle26" table:style-name="Tabelle26">
          <table:table-column table:style-name="Tabelle26.A"/>
          <table:table-column table:style-name="Tabelle26.B"/>
          <table:table-row>
            <table:table-cell table:style-name="Tabelle26.A1" office:value-type="string">
              <text:p text:style-name="Text_20_body">Kurzbeschreibung:</text:p>
            </table:table-cell>
            <table:table-cell table:style-name="Tabelle26.A1" office:value-type="string">
              <text:p text:style-name="Text_20_body">Ändern der gespeicherten Attribute einer <text:span text:style-name="T2">Fahrerkarte</text:span>.</text:p>
            </table:table-cell>
          </table:table-row>
          <table:table-row>
            <table:table-cell table:style-name="Tabelle26.A1" office:value-type="string">
              <text:p text:style-name="Text_20_body">Schritte:</text:p>
            </table:table-cell>
            <table:table-cell table:style-name="Tabelle26.A1" office:value-type="string">
              <text:list xml:id="list39681832" text:continue-list="list39676368" text:style-name="WW8Num8">
                <text:list-item text:start-value="1">
                  <text:p text:style-name="P12">Auswahl einer Fahrerkarte (z. B. über Fahrerkarten-Suche)</text:p>
                </text:list-item>
                <text:list-item>
                  <text:p text:style-name="P12">Ändern von </text:p>
                </text:list-item>
              </text:list>
              <text:list xml:id="list39670307" text:continue-list="list39675212" text:style-name="WW8Num7">
                <text:list-item text:start-value="1">
                  <text:p text:style-name="Aufzählungszeichen2">Attributen</text:p>
                </text:list-item>
                <text:list-item>
                  <text:p text:style-name="Aufzählungszeichen2">Fahrer zuordnen</text:p>
                </text:list-item>
              </text:list>
            </table:table-cell>
          </table:table-row>
        </table:table>
        <text:h text:style-name="Heading_20_3" text:outline-level="3"><text:soft-page-break/>Unternehmen</text:h>
        <text:p text:style-name="Text_20_body">Anwendungsfälle:</text:p>
        <text:list xml:id="list39694360" text:continue-list="list39680075" text:style-name="WW8Num3">
          <text:list-item text:start-value="1">
            <text:p text:style-name="Aufzählungszeichen1">Unternehmen anlegen</text:p>
          </text:list-item>
          <text:list-item>
            <text:p text:style-name="Aufzählungszeichen1">Unternehmen suchen</text:p>
          </text:list-item>
          <text:list-item>
            <text:p text:style-name="Aufzählungszeichen1">Unternehmen löschen (falls nicht bereits referenziert)</text:p>
          </text:list-item>
          <text:list-item>
            <text:p text:style-name="Aufzählungszeichen1">Unternehmen ändern</text:p>
          </text:list-item>
        </text:list>
        <text:h text:style-name="Heading_20_3" text:outline-level="3">Niederlassungen</text:h>
        <text:p text:style-name="Heading_20_4">Niederlassung anlegen</text:p>
        <table:table table:name="Tabelle27" table:style-name="Tabelle27">
          <table:table-column table:style-name="Tabelle27.A"/>
          <table:table-column table:style-name="Tabelle27.B"/>
          <table:table-row>
            <table:table-cell table:style-name="Tabelle27.A1" office:value-type="string">
              <text:p text:style-name="Text_20_body">Kurzbeschreibung:</text:p>
            </table:table-cell>
            <table:table-cell table:style-name="Tabelle27.A1" office:value-type="string">
              <text:p text:style-name="Text_20_body">Anlegen Daten einer Niederlassung.</text:p>
            </table:table-cell>
          </table:table-row>
          <table:table-row>
            <table:table-cell table:style-name="Tabelle27.A1" office:value-type="string">
              <text:p text:style-name="Text_20_body">Schritte:</text:p>
            </table:table-cell>
            <table:table-cell table:style-name="Tabelle27.A1" office:value-type="string">
              <text:list xml:id="list39690678" text:continue-list="list39681832" text:style-name="WW8Num8">
                <text:list-item text:start-value="1">
                  <text:p text:style-name="P12">Auswahl des Unternehmens, zu dem die Niederlassung gehört</text:p>
                </text:list-item>
                <text:list-item>
                  <text:p text:style-name="P12">Eingabe Attribute</text:p>
                </text:list-item>
              </text:list>
            </table:table-cell>
          </table:table-row>
        </table:table>
        <text:p text:style-name="Heading_20_4">Niederlassung suchen</text:p>
        <table:table table:name="Tabelle28" table:style-name="Tabelle28">
          <table:table-column table:style-name="Tabelle28.A"/>
          <table:table-column table:style-name="Tabelle28.B"/>
          <table:table-row>
            <table:table-cell table:style-name="Tabelle28.A1" office:value-type="string">
              <text:p text:style-name="Text_20_body">Kurzbeschreibung:</text:p>
            </table:table-cell>
            <table:table-cell table:style-name="Tabelle28.A1" office:value-type="string">
              <text:p text:style-name="Text_20_body">Suchen von Niederlassungen anhand von Niederlassungs-Attributen.</text:p>
              <text:p text:style-name="Text_20_body">Ausgehend vom Suchergebnis sind weitere Operation möglich (Ändern, Löschen).</text:p>
            </table:table-cell>
          </table:table-row>
          <table:table-row>
            <table:table-cell table:style-name="Tabelle28.A1" office:value-type="string">
              <text:p text:style-name="Text_20_body">Schritte:</text:p>
            </table:table-cell>
            <table:table-cell table:style-name="Tabelle28.A1" office:value-type="string">
              <text:list xml:id="list39664087" text:continue-list="list39690678" text:style-name="WW8Num8">
                <text:list-item text:start-value="1">
                  <text:p text:style-name="P12">Angabe der für die Suche zu verwendenden Attribute</text:p>
                </text:list-item>
                <text:list-item>
                  <text:p text:style-name="P12">Suche durchführen, Ergebnis ist eine Liste mit Niederlassungen, die die Bedingungen der Such-Operation erfüllen</text:p>
                </text:list-item>
              </text:list>
            </table:table-cell>
          </table:table-row>
        </table:table>
        <text:p text:style-name="Heading_20_4">Niederlassung löschen</text:p>
        <table:table table:name="Tabelle29" table:style-name="Tabelle29">
          <table:table-column table:style-name="Tabelle29.A"/>
          <table:table-column table:style-name="Tabelle29.B"/>
          <table:table-row>
            <table:table-cell table:style-name="Tabelle29.A1" office:value-type="string">
              <text:p text:style-name="Text_20_body">Kurzbeschreibung:</text:p>
            </table:table-cell>
            <table:table-cell table:style-name="Tabelle29.A1" office:value-type="string">
              <text:p text:style-name="Text_20_body">Löschen einer <text:s/>Niederlassung</text:p>
            </table:table-cell>
          </table:table-row>
          <table:table-row>
            <table:table-cell table:style-name="Tabelle29.A1" office:value-type="string">
              <text:p text:style-name="Text_20_body">Schritte:</text:p>
            </table:table-cell>
            <table:table-cell table:style-name="Tabelle29.A1" office:value-type="string">
              <text:list xml:id="list39664702" text:continue-list="list39664087" text:style-name="WW8Num8">
                <text:list-item text:start-value="1">
                  <text:p text:style-name="P12">Auswahl einer Niederlassung (z. B. über Niederlassungs-Suche)</text:p>
                </text:list-item>
                <text:list-item>
                  <text:p text:style-name="P12">Löschen (nach Rückfrage durch das System)</text:p>
                </text:list-item>
              </text:list>
            </table:table-cell>
          </table:table-row>
          <table:table-row>
            <table:table-cell table:style-name="Tabelle29.A1" office:value-type="string">
              <text:p text:style-name="Text_20_body">Fehlerszenario 1:</text:p>
            </table:table-cell>
            <table:table-cell table:style-name="Tabelle29.A1" office:value-type="string">
              <text:p text:style-name="Text_20_body">Auf die Niederlassung existieren Referenzen im System. In diesem Fall ist das Löschen nicht möglich.</text:p>
            </table:table-cell>
          </table:table-row>
        </table:table>
        <text:p text:style-name="Heading_20_4">Niederlassung ändern</text:p>
        <table:table table:name="Tabelle30" table:style-name="Tabelle30">
          <table:table-column table:style-name="Tabelle30.A"/>
          <table:table-column table:style-name="Tabelle30.B"/>
          <table:table-row>
            <table:table-cell table:style-name="Tabelle30.A1" office:value-type="string">
              <text:p text:style-name="Text_20_body">Kurzbeschreibung:</text:p>
            </table:table-cell>
            <table:table-cell table:style-name="Tabelle30.A1" office:value-type="string">
              <text:p text:style-name="Text_20_body">Ändern der gespeicherten Attribute einer <text:span text:style-name="T2">Niederlassung</text:span>.</text:p>
            </table:table-cell>
          </table:table-row>
          <table:table-row>
            <table:table-cell table:style-name="Tabelle30.A1" office:value-type="string">
              <text:p text:style-name="Text_20_body">Schritte:</text:p>
            </table:table-cell>
            <table:table-cell table:style-name="Tabelle30.A1" office:value-type="string">
              <text:list xml:id="list39673767" text:continue-list="list39664702" text:style-name="WW8Num8">
                <text:list-item text:start-value="1">
                  <text:p text:style-name="P12">Auswahl des Unternehmens, zu dem die Niederlassung gehört</text:p>
                </text:list-item>
                <text:list-item>
                  <text:p text:style-name="Listennummer"><text:span text:style-name="T2">Ändern von </text:span>Attributen</text:p>
                </text:list-item>
              </text:list>
            </table:table-cell>
          </table:table-row>
        </table:table>
        <text:h text:style-name="Heading_20_2" text:outline-level="2">Benutzerverwaltung</text:h>
        <text:h text:style-name="Heading_20_3" text:outline-level="3">Benutzer anlegen</text:h>
        <table:table table:name="Tabelle15" table:style-name="Tabelle15">
          <table:table-column table:style-name="Tabelle15.A"/>
          <table:table-column table:style-name="Tabelle15.B"/>
          <table:table-row>
            <table:table-cell table:style-name="Tabelle15.A1" office:value-type="string">
              <text:p text:style-name="Text_20_body">Kurzbeschreibung:</text:p>
            </table:table-cell>
            <table:table-cell table:style-name="Tabelle15.A1" office:value-type="string">
              <text:p text:style-name="Text_20_body">Anlegen eines neuen Benutzers</text:p>
            </table:table-cell>
          </table:table-row>
          <table:table-row>
            <table:table-cell table:style-name="Tabelle15.A1" office:value-type="string">
              <text:p text:style-name="Text_20_body">Schritte:</text:p>
            </table:table-cell>
            <table:table-cell table:style-name="Tabelle15.A1" office:value-type="string">
              <text:list xml:id="list39687362" text:continue-list="list39673767" text:style-name="WW8Num8">
                <text:list-item text:start-value="1">
                  <text:p text:style-name="P12">Eingabe Benutzerattribute, Zuordnung zu einer Firma (einem Mandanten)</text:p>
                </text:list-item>
                <text:list-item>
                  <text:p text:style-name="P12"><text:soft-page-break/>Zuordnung zu einer Niederlassung</text:p>
                </text:list-item>
                <text:list-item>
                  <text:p text:style-name="P12">Zuordnung zu <text:s/>Benutzergruppen bzw. Rollen</text:p>
                </text:list-item>
              </text:list>
            </table:table-cell>
          </table:table-row>
        </table:table>
        <text:h text:style-name="Heading_20_3" text:outline-level="3">Benutzer suchen</text:h>
        <table:table table:name="Tabelle18" table:style-name="Tabelle18">
          <table:table-column table:style-name="Tabelle18.A"/>
          <table:table-column table:style-name="Tabelle18.B"/>
          <table:table-row>
            <table:table-cell table:style-name="Tabelle18.A1" office:value-type="string">
              <text:p text:style-name="Text_20_body">Kurzbeschreibung:</text:p>
            </table:table-cell>
            <table:table-cell table:style-name="Tabelle18.A1" office:value-type="string">
              <text:p text:style-name="Text_20_body">Suchen von Benutzern anhand von Benutzer-Attributen.</text:p>
              <text:p text:style-name="Text_20_body">Ausgehend vom Suchergebnis sind weitere Operation möglich (Ändern, Löschen).</text:p>
            </table:table-cell>
          </table:table-row>
          <table:table-row>
            <table:table-cell table:style-name="Tabelle18.A1" office:value-type="string">
              <text:p text:style-name="Text_20_body">Schritte:</text:p>
            </table:table-cell>
            <table:table-cell table:style-name="Tabelle18.A1" office:value-type="string">
              <text:list xml:id="list39680478" text:continue-list="list39687362" text:style-name="WW8Num8">
                <text:list-item text:start-value="1">
                  <text:p text:style-name="P12">Angabe der für die Suche zu verwendenden Attribute</text:p>
                </text:list-item>
                <text:list-item>
                  <text:p text:style-name="P12">Suche durchführen, Ergebnis ist eine Liste mit Benutzern, die die Bedingungen der Such-Operation erfüllen</text:p>
                </text:list-item>
              </text:list>
            </table:table-cell>
          </table:table-row>
        </table:table>
        <text:h text:style-name="Heading_20_3" text:outline-level="3">Benutzer löschen</text:h>
        <table:table table:name="Tabelle16" table:style-name="Tabelle16">
          <table:table-column table:style-name="Tabelle16.A"/>
          <table:table-column table:style-name="Tabelle16.B"/>
          <table:table-row>
            <table:table-cell table:style-name="Tabelle16.A1" office:value-type="string">
              <text:p text:style-name="Text_20_body">Kurzbeschreibung:</text:p>
            </table:table-cell>
            <table:table-cell table:style-name="Tabelle16.A1" office:value-type="string">
              <text:p text:style-name="Text_20_body">Löschen eines Benutzers</text:p>
            </table:table-cell>
          </table:table-row>
          <table:table-row>
            <table:table-cell table:style-name="Tabelle16.A1" office:value-type="string">
              <text:p text:style-name="Text_20_body">Schritte:</text:p>
            </table:table-cell>
            <table:table-cell table:style-name="Tabelle16.A1" office:value-type="string">
              <text:list xml:id="list39671280" text:continue-list="list39680478" text:style-name="WW8Num8">
                <text:list-item text:start-value="1">
                  <text:p text:style-name="P12">Auswahl eines Benutzers (z. B. über Benutzersuche)</text:p>
                </text:list-item>
                <text:list-item>
                  <text:p text:style-name="P12">Löschen (nach Rückfrage durch das System)</text:p>
                </text:list-item>
              </text:list>
            </table:table-cell>
          </table:table-row>
          <table:table-row>
            <table:table-cell table:style-name="Tabelle16.A1" office:value-type="string">
              <text:p text:style-name="Text_20_body">Fehlerszenario 1:</text:p>
            </table:table-cell>
            <table:table-cell table:style-name="Tabelle16.A1" office:value-type="string">
              <text:p text:style-name="Text_20_body">Auf den Benutzer existieren Referenzen im System. In diesem Fall ist das Löschen nicht möglich (nur Deaktivieren).</text:p>
            </table:table-cell>
          </table:table-row>
        </table:table>
        <text:h text:style-name="Heading_20_3" text:outline-level="3">Benutzerdaten ändern</text:h>
        <table:table table:name="Tabelle17" table:style-name="Tabelle17">
          <table:table-column table:style-name="Tabelle17.A"/>
          <table:table-column table:style-name="Tabelle17.B"/>
          <table:table-row>
            <table:table-cell table:style-name="Tabelle17.A1" office:value-type="string">
              <text:p text:style-name="Text_20_body">Kurzbeschreibung:</text:p>
            </table:table-cell>
            <table:table-cell table:style-name="Tabelle17.A1" office:value-type="string">
              <text:p text:style-name="Text_20_body">Ändern der gespeicherten Attribute eines Benutzers.</text:p>
              <text:p text:style-name="Text_20_body">Die Firma (der Mandant), zu der ein Benutzer angelegt wurde, ist nicht änderbar.</text:p>
            </table:table-cell>
          </table:table-row>
          <table:table-row>
            <table:table-cell table:style-name="Tabelle17.A1" office:value-type="string">
              <text:p text:style-name="Text_20_body">Schritte:</text:p>
            </table:table-cell>
            <table:table-cell table:style-name="Tabelle17.A1" office:value-type="string">
              <text:list xml:id="list39687549" text:continue-list="list39671280" text:style-name="WW8Num8">
                <text:list-item text:start-value="1">
                  <text:p text:style-name="P12">Auswahl eines Benutzers (z. B. über Benutzersuche)</text:p>
                </text:list-item>
                <text:list-item>
                  <text:p text:style-name="P12">Ändern von </text:p>
                </text:list-item>
              </text:list>
              <text:list xml:id="list39664064" text:continue-list="list39670307" text:style-name="WW8Num7">
                <text:list-item text:start-value="1">
                  <text:p text:style-name="Aufzählungszeichen2">Benutzerattributen</text:p>
                </text:list-item>
                <text:list-item>
                  <text:p text:style-name="Aufzählungszeichen2">Zuordnung zu einer Niederlassung</text:p>
                </text:list-item>
                <text:list-item>
                  <text:p text:style-name="Aufzählungszeichen2">Zuordnung zu <text:s/>Benutzergruppen bzw. Rollen</text:p>
                </text:list-item>
              </text:list>
            </table:table-cell>
          </table:table-row>
        </table:table>
        <text:h text:style-name="Heading_20_2" text:outline-level="2">Administrative Aufgaben</text:h>
        <text:h text:style-name="Heading_20_3" text:outline-level="3">Backup</text:h>
        <table:table table:name="Tabelle14" table:style-name="Tabelle14">
          <table:table-column table:style-name="Tabelle14.A"/>
          <table:table-column table:style-name="Tabelle14.B"/>
          <table:table-row>
            <table:table-cell table:style-name="Tabelle14.A1" office:value-type="string">
              <text:p text:style-name="Text_20_body">Kurzbeschreibung:</text:p>
            </table:table-cell>
            <table:table-cell table:style-name="Tabelle14.A1" office:value-type="string">
              <text:p text:style-name="Text_20_body">Speicherung des Inhalts der Datenbank und des File-Archivs auf einem Archivmedium zur Datensicherung.</text:p>
            </table:table-cell>
          </table:table-row>
          <table:table-row>
            <table:table-cell table:style-name="Tabelle14.A1" office:value-type="string">
              <text:p text:style-name="Text_20_body">Schritte:</text:p>
            </table:table-cell>
            <table:table-cell table:style-name="Tabelle14.A1" office:value-type="string">
              <text:list xml:id="list39668134" text:continue-list="list39687549" text:style-name="WW8Num8">
                <text:list-item text:start-value="1">
                  <text:p text:style-name="P12">Angabe des Ziels der Datensicherung</text:p>
                </text:list-item>
                <text:list-item>
                  <text:p text:style-name="P12">Ausführung</text:p>
                </text:list-item>
              </text:list>
            </table:table-cell>
          </table:table-row>
        </table:table>
        <text:h text:style-name="Heading_20_3" text:outline-level="3">Restore</text:h>
        <table:table table:name="Tabelle9" table:style-name="Tabelle9">
          <table:table-column table:style-name="Tabelle9.A"/>
          <table:table-column table:style-name="Tabelle9.B"/>
          <table:table-row>
            <table:table-cell table:style-name="Tabelle9.A1" office:value-type="string">
              <text:p text:style-name="Text_20_body">Kurzbeschreibung:</text:p>
            </table:table-cell>
            <table:table-cell table:style-name="Tabelle9.A1" office:value-type="string">
              <text:p text:style-name="Text_20_body">Wiederherstellung des Inhalts der Datenbank und des File-Archivs aus einem Backup-Archiv.</text:p>
            </table:table-cell>
          </table:table-row>
          <text:soft-page-break/>
          <table:table-row>
            <table:table-cell table:style-name="Tabelle9.A1" office:value-type="string">
              <text:p text:style-name="Text_20_body">Schritte:</text:p>
            </table:table-cell>
            <table:table-cell table:style-name="Tabelle9.A1" office:value-type="string">
              <text:list xml:id="list39678866" text:continue-list="list39668134" text:style-name="WW8Num8">
                <text:list-item text:start-value="1">
                  <text:p text:style-name="P12">Angabe der Quelle für den Wiederherstellungsvorgang</text:p>
                </text:list-item>
                <text:list-item>
                  <text:p text:style-name="P12">Ausführung</text:p>
                </text:list-item>
              </text:list>
            </table:table-cell>
          </table:table-row>
        </table:table>
        <text:h text:style-name="Heading_20_2" text:outline-level="2">Import/Export</text:h>
        <text:h text:style-name="Heading_20_3" text:outline-level="3">Datenexport für Kontrollbehörde</text:h>
        <table:table table:name="Tabelle10" table:style-name="Tabelle10">
          <table:table-column table:style-name="Tabelle10.A"/>
          <table:table-column table:style-name="Tabelle10.B"/>
          <table:table-row>
            <table:table-cell table:style-name="Tabelle10.A1" office:value-type="string">
              <text:p text:style-name="Text_20_body">Kurzbeschreibung:</text:p>
            </table:table-cell>
            <table:table-cell table:style-name="Tabelle10.A1" office:value-type="string">
              <text:p text:style-name="Text_20_body">Auf Anforderung der Kontrollbehörde (Kraftfahrtbundesamt) müssen Archivdaten (Fahrer- und Fahrzeugdaten) weitergegeben werden.</text:p>
              <text:p text:style-name="Text_20_body">Der Export beinhaltet den Inhalt des Filearchivs im Originalformat sowie Datenkorrekturen, die nach dem Einlesen der Daten erfolgt sind.</text:p>
              <text:p text:style-name="Text_20_body">Folgende Filterfunktionen sind vorzusehen:</text:p>
              <text:list xml:id="list39664096" text:continue-list="list39694360" text:style-name="WW8Num3">
                <text:list-item text:start-value="1">
                  <text:p text:style-name="Aufzählungszeichen1">Alle Daten eines Fahrers</text:p>
                </text:list-item>
                <text:list-item>
                  <text:p text:style-name="Aufzählungszeichen1">Alle Daten eines Fahrzeugs</text:p>
                </text:list-item>
                <text:list-item>
                  <text:p text:style-name="Aufzählungszeichen1">Alle Daten aus einem definierten Zeitbereich</text:p>
                </text:list-item>
              </text:list>
            </table:table-cell>
          </table:table-row>
          <table:table-row>
            <table:table-cell table:style-name="Tabelle10.A1" office:value-type="string">
              <text:p text:style-name="Text_20_body">Schritte:</text:p>
            </table:table-cell>
            <table:table-cell table:style-name="Tabelle10.A1" office:value-type="string">
              <text:list xml:id="list39675890" text:continue-list="list39678866" text:style-name="WW8Num8">
                <text:list-item text:start-value="1">
                  <text:p text:style-name="P12">Definition des Umfangs der Daten, die exportiert werden sollen (Scope)</text:p>
                </text:list-item>
                <text:list-item>
                  <text:p text:style-name="P12">Angabe eines Ordners, in den exportiert wird</text:p>
                </text:list-item>
                <text:list-item>
                  <text:p text:style-name="P12">Export</text:p>
                </text:list-item>
              </text:list>
            </table:table-cell>
          </table:table-row>
          <table:table-row>
            <table:table-cell table:style-name="Tabelle10.A1" office:value-type="string">
              <text:p text:style-name="Text_20_body">Offene Punkte:</text:p>
            </table:table-cell>
            <table:table-cell table:style-name="Tabelle10.A1" office:value-type="string">
              <text:p text:style-name="Text_20_body">Format für den Export der Datenkorrekturen noch unklar.</text:p>
            </table:table-cell>
          </table:table-row>
        </table:table>
        <text:h text:style-name="Heading_20_3" text:outline-level="3">Export für Personalsystem</text:h>
        <text:p text:style-name="Text_20_body">TODO: Konkretisierung</text:p>
        <text:p text:style-name="Text_20_body">Erfasste Arbeits-, Urlaubs- und Krankheitszeiten sollen evtl. an ein Personalsystem übertragen werden können.</text:p>
        <text:h text:style-name="Heading_20_3" text:outline-level="3">Import aus bestehendem Archivsystem</text:h>
        <text:p text:style-name="Text_20_body">TODO: Konkretisierung</text:p>
        <text:p text:style-name="Text_20_body">Falls bereits ein System für die Archivierung von Daten der Digitalen Tachographen im Einsatz ist, wäre der Import in das neue System wünschenswert.</text:p>
        <text:h text:style-name="Heading_20_1" text:outline-level="1">Anwendungsfälle ohne direkten Bezug zur Anwendung</text:h>
        <text:p text:style-name="Text_20_body">Die hier kurz beschriebenen Anwendungsfälle habe keinen direkten Bezug zur Anwendung. Sie werden daher nur aufgezählt, ohne weiter ins Detail zu gehen:</text:p>
        <text:list xml:id="list39662395" text:continue-list="list39664096" text:style-name="WW8Num3">
          <text:list-item text:start-value="1">
            <text:p text:style-name="Aufzählungszeichen1">Fahrzeugeinheit für Unternehmen initialisieren (erfordert Unternehmerkarte)</text:p>
          </text:list-item>
          <text:list-item>
            <text:p text:style-name="Aufzählungszeichen1">Fahrzeugeinheit freigeben (erfordert Unternehmerkarte)</text:p>
          </text:list-item>
          <text:list-item>
            <text:p text:style-name="Aufzählungszeichen1">Fahrzeugeinheit kalibrieren (erfordert Werkstattkarte)</text:p>
          </text:list-item>
          <text:list-item>
            <text:p text:style-name="Aufzählungszeichen1">Fahrzeugkontrolle (erfordert Kontrollkarte) </text:p>
          </text:list-item>
        </text:list>
        <text:p text:style-name="Text_20_body">Diese Anwendungsfälle hinterlassen „Spuren“, die sich indirekt auf die Anwendung auswirken, da als Folge z. B. Daten in der Fahrzeugeinheit geschrieben werden, die in der Anwendung dann sichtbar sind.</text:p>
        <text:h text:style-name="Heading_20_1" text:outline-level="1"><text:soft-page-break/>Referenzen</text:h>
        <table:table table:name="Tabelle11" table:style-name="Tabelle11">
          <table:table-column table:style-name="Tabelle11.A"/>
          <table:table-column table:style-name="Tabelle11.B"/>
          <table:table-row>
            <table:table-cell table:style-name="Tabelle11.A1" office:value-type="string">
              <text:p text:style-name="Text_20_body"><text:bookmark-start text:name="ref1"/>[1]<text:bookmark-end text:name="ref1"/></text:p>
            </table:table-cell>
            <table:table-cell table:style-name="Tabelle11.A1" office:value-type="string">
              <text:p text:style-name="Text_20_body"><text:a xlink:type="simple" xlink:href="http://de.wikipedia.org/wiki/Anwendungsfall">http://de.wikipedia.org/wiki/Anwendungsfall</text:a></text:p>
            </table:table-cell>
          </table:table-row>
          <table:table-row>
            <table:table-cell table:style-name="Tabelle11.A1" office:value-type="string">
              <text:p text:style-name="Text_20_body"><text:bookmark-start text:name="ref11"/>[2]<text:bookmark-end text:name="ref11"/></text:p>
            </table:table-cell>
            <table:table-cell table:style-name="Tabelle11.A1" office:value-type="string">
              <text:p text:style-name="P2"><text:a xlink:type="simple" xlink:href="http://de.wikipedia.org/wiki/Anwendungsfall"><text:span text:style-name="Absatz-Standardschriftart"><text:span text:style-name="T3">Homepage Open Source Projekt „Digitaler Tachograph“: </text:span></text:span></text:a><text:a xlink:type="simple" xlink:href="http://www.digitaler-tachograph.org/index.php"><text:span text:style-name="Absatz-Standardschriftart"><text:span text:style-name="T4">http://www.digitaler-tachograph.org/index.php</text:span></text:span></text:a></text:p>
            </table:table-cell>
          </table:table-row>
          <table:table-row>
            <table:table-cell table:style-name="Tabelle11.A1" office:value-type="string">
              <text:p text:style-name="Text_20_body"/>
            </table:table-cell>
            <table:table-cell table:style-name="Tabelle11.A1" office:value-type="string">
              <text:p text:style-name="P2"/>
            </table:table-cell>
          </table:table-row>
          <table:table-row>
            <table:table-cell table:style-name="Tabelle11.A1" office:value-type="string">
              <text:p text:style-name="Text_20_body"/>
            </table:table-cell>
            <table:table-cell table:style-name="Tabelle11.A1" office:value-type="string">
              <text:p text:style-name="P2"/>
            </table:table-cell>
          </table:table-row>
        </table:table>
        <text:p text:style-name="Text_20_body"/>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353cm" style:line-height-at-least="0.353cm"/>
    </style:style>
    <style:style style:name="List" style:family="paragraph" style:parent-style-name="Text_20_body" style:class="list">
      <style:paragraph-properties fo:margin-left="0.6cm" fo:margin-right="0cm" fo:text-indent="-0.6cm" style:auto-text-indent="false"/>
    </style:style>
    <style:style style:name="Caption" style:family="paragraph" style:parent-style-name="Grafik" style:next-style-name="Text_20_body" style:class="extra">
      <style:paragraph-properties fo:margin-top="0.423cm" fo:margin-bottom="0.388cm" style:line-height-at-least="0.388cm"/>
      <style:text-properties fo:font-style="italic" style:font-style-asian="italic"/>
    </style:style>
    <style:style style:name="Index" style:family="paragraph" style:parent-style-name="Standard" style:class="index">
      <style:paragraph-properties text:number-lines="false" text:line-number="0"/>
      <style:text-properties style:font-name-complex="Tahoma2"/>
    </style:style>
    <style:style style:name="Basis-Kopf" style:family="paragraph" style:parent-style-name="Standard" style:next-style-name="Text_20_body">
      <style:paragraph-properties fo:margin-top="0.247cm" fo:margin-bottom="0cm" style:line-height-at-least="0.388cm" fo:keep-together="always" fo:keep-with-next="always"/>
      <style:text-properties style:font-name="Arial" fo:font-size="11pt" fo:letter-spacing="-0.007cm" style:letter-kerning="true" style:font-size-asian="11pt"/>
    </style:style>
    <style:style style:name="Heading_20_1" style:display-name="Heading 1" style:family="paragraph" style:parent-style-name="Basis-Kopf" style:next-style-name="Text_20_body" style:default-outline-level="1" style:class="text" style:master-page-name="">
      <style:paragraph-properties fo:margin-left="0cm" fo:margin-right="0cm" fo:margin-top="0.459cm" fo:margin-bottom="0.388cm" style:line-height-at-least="0.494cm" fo:text-indent="-2cm" style:auto-text-indent="false" style:page-number="auto" fo:background-color="#e5e5e5" style:shadow="none">
        <style:tab-stops/>
        <style:background-image/>
      </style:paragraph-properties>
      <style:text-properties fo:font-size="12pt" fo:letter-spacing="-0.018cm" fo:font-weight="bold" style:font-size-asian="12pt" style:font-weight-asian="bold"/>
    </style:style>
    <style:style style:name="Heading_20_2" style:display-name="Heading 2" style:family="paragraph" style:parent-style-name="Basis-Kopf" style:next-style-name="Text_20_body" style:default-outline-level="2" style:class="text" style:master-page-name="">
      <style:paragraph-properties fo:margin-left="0cm" fo:margin-right="0cm" fo:margin-top="0.459cm" fo:margin-bottom="0.388cm" fo:text-indent="-2cm" style:auto-text-indent="false" style:page-number="auto" fo:background-color="transparent" style:shadow="none" text:number-lines="true" text:line-number="0">
        <style:tab-stops/>
        <style:background-image/>
      </style:paragraph-properties>
      <style:text-properties fo:font-weight="bold" style:font-weight-asian="bold"/>
    </style:style>
    <style:style style:name="Heading_20_3" style:display-name="Heading 3" style:family="paragraph" style:parent-style-name="Basis-Kopf" style:next-style-name="Text_20_body" style:default-outline-level="3" style:class="text" style:master-page-name="">
      <style:paragraph-properties fo:margin-left="0cm" fo:margin-right="0cm" fo:margin-top="0.247cm" fo:margin-bottom="0.353cm" style:line-height-at-least="0.353cm" fo:text-indent="-2cm" style:auto-text-indent="false" style:page-number="auto" fo:background-color="transparent" style:shadow="none">
        <style:tab-stops/>
        <style:background-image/>
      </style:paragraph-properties>
    </style:style>
    <style:style style:name="Heading_20_4" style:display-name="Heading 4" style:family="paragraph" style:parent-style-name="Basis-Kopf" style:next-style-name="Text_20_body" style:class="text">
      <style:paragraph-properties fo:margin-top="0.247cm" fo:margin-bottom="0.318cm"/>
      <style:text-properties fo:font-size="9pt" fo:font-weight="bold" style:font-size-asian="9pt" style:font-weight-asian="bold"/>
    </style:style>
    <style:style style:name="Heading_20_5" style:display-name="Heading 5" style:family="paragraph" style:parent-style-name="Basis-Kopf" style:next-style-name="Text_20_body" style:class="text">
      <style:paragraph-properties fo:margin-left="0cm" fo:margin-right="0cm" fo:margin-top="0.388cm" fo:margin-bottom="0.388cm" fo:text-indent="0cm" style:auto-text-indent="false"/>
      <style:text-properties style:font-name="Times New Roman" fo:font-size="10pt" fo:font-style="italic" style:font-size-asian="10pt" style:font-style-asian="italic"/>
    </style:style>
    <style:style style:name="Heading_20_6" style:display-name="Heading 6" style:family="paragraph" style:parent-style-name="Basis-Kopf" style:next-style-name="Text_20_body" style:class="text">
      <style:paragraph-properties fo:margin-left="0cm" fo:margin-right="0cm" fo:text-indent="0cm" style:auto-text-indent="false"/>
      <style:text-properties style:font-name="Times New Roman" fo:font-size="10pt" fo:font-style="italic" style:font-size-asian="10pt" style:font-style-asian="italic"/>
    </style:style>
    <style:style style:name="Heading_20_7" style:display-name="Heading 7" style:family="paragraph" style:parent-style-name="Basis-Kopf" style:next-style-name="Text_20_body" style:class="text">
      <style:paragraph-properties fo:margin-left="0cm" fo:margin-right="0cm" fo:text-indent="0cm" style:auto-text-indent="false"/>
      <style:text-properties style:font-name="Times New Roman" fo:font-size="10pt" style:font-size-asian="10pt"/>
    </style:style>
    <style:style style:name="Heading_20_8" style:display-name="Heading 8" style:family="paragraph" style:parent-style-name="Basis-Kopf" style:next-style-name="Text_20_body" style:class="text">
      <style:paragraph-properties fo:margin-left="0cm" fo:margin-right="0cm" fo:text-indent="0cm" style:auto-text-indent="false"/>
      <style:text-properties fo:font-size="9pt" fo:font-style="italic" style:font-size-asian="9pt" style:font-style-asian="italic"/>
    </style:style>
    <style:style style:name="Heading_20_9" style:display-name="Heading 9" style:family="paragraph" style:parent-style-name="Basis-Kopf" style:next-style-name="Text_20_body" style:class="text">
      <style:paragraph-properties fo:margin-left="0cm" fo:margin-right="0cm" fo:text-indent="0cm" style:auto-text-indent="false"/>
      <style:text-properties fo:font-size="9pt" style:font-size-asian="9pt"/>
    </style:style>
    <style:style style:name="Basis-Fußnote" style:family="paragraph" style:parent-style-name="Standard">
      <style:paragraph-properties style:line-height-at-least="0.388cm" fo:keep-together="always"/>
    </style:style>
    <style:style style:name="Blockzitat" style:family="paragraph" style:parent-style-name="Text_20_body">
      <style:paragraph-properties fo:margin-left="0.64cm" fo:margin-right="0.501cm" fo:margin-top="0cm" fo:margin-bottom="0.106cm" fo:keep-together="always" fo:text-indent="0cm" style:auto-text-indent="false" fo:padding-left="0.106cm" fo:padding-right="0cm" fo:padding-top="0cm" fo:padding-bottom="0.106cm" fo:border-left="0.141cm solid #808080" fo:border-right="none" fo:border-top="none" fo:border-bottom="0.176cm solid #ffffff"/>
      <style:text-properties fo:font-style="italic" style:font-style-asian="italic"/>
    </style:style>
    <style:style style:name="Textkörper_20_zusammenhalten" style:display-name="Textkörper zusammenhalten" style:family="paragraph" style:parent-style-name="Text_20_body">
      <style:paragraph-properties fo:keep-with-next="always"/>
    </style:style>
    <style:style style:name="Grafik" style:family="paragraph" style:parent-style-name="Standard" style:next-style-name="Caption">
      <style:paragraph-properties fo:text-align="center" style:justify-single-word="false" fo:keep-with-next="always"/>
    </style:style>
    <style:style style:name="Dokumentbeschriftung" style:family="paragraph" style:parent-style-name="Basis-Kopf" style:next-style-name="Text_20_body">
      <style:paragraph-properties fo:margin-top="0.282cm" fo:margin-bottom="0cm"/>
      <style:text-properties style:font-name="Times New Roman" fo:font-size="30pt" fo:letter-spacing="-0.053cm" style:font-size-asian="30pt"/>
    </style:style>
    <style:style style:name="Endnote" style:family="paragraph" style:parent-style-name="Basis-Fußnote" style:class="extra"/>
    <style:style style:name="Basis-Kopfzeile" style:family="paragraph" style:parent-style-name="Standard">
      <style:paragraph-properties fo:margin-left="0cm" fo:margin-right="0cm" fo:keep-together="always" fo:text-indent="0cm" style:auto-text-indent="false">
        <style:tab-stops>
          <style:tab-stop style:position="7.62cm" style:type="center"/>
          <style:tab-stop style:position="15.24cm" style:type="right"/>
        </style:tab-stops>
      </style:paragraph-properties>
      <style:text-properties style:font-name="Arial1" fo:letter-spacing="-0.007cm"/>
    </style:style>
    <style:style style:name="Footer" style:family="paragraph" style:parent-style-name="Basis-Kopfzeile" style:class="extra">
      <style:paragraph-properties fo:margin-top="0.847cm" fo:margin-bottom="0cm"/>
    </style:style>
    <style:style style:name="Footnote" style:family="paragraph" style:parent-style-name="Basis-Fußnote" style:class="extra">
      <style:paragraph-properties fo:margin-left="0.6cm" fo:margin-right="0cm" fo:margin-top="0.212cm" fo:margin-bottom="0cm" fo:text-indent="-0.6cm" style:auto-text-indent="false"/>
    </style:style>
    <style:style style:name="Header" style:family="paragraph" style:parent-style-name="Basis-Kopfzeile" style:class="extra"/>
    <style:style style:name="Basis-Index" style:family="paragraph" style:parent-style-name="Standard">
      <style:paragraph-properties fo:margin-left="0.635cm" fo:margin-right="0cm" style:line-height-at-least="0.388cm" fo:text-indent="0cm" style:auto-text-indent="false"/>
    </style:style>
    <style:style style:name="Index_20_1" style:display-name="Index 1" style:family="paragraph" style:parent-style-name="Basis-Index" style:class="index">
      <style:paragraph-properties fo:margin-left="0.635cm" fo:margin-right="0cm" fo:text-indent="-0.635cm" style:auto-text-indent="false">
        <style:tab-stops>
          <style:tab-stop style:position="6.562cm" style:type="right"/>
        </style:tab-stops>
      </style:paragraph-properties>
    </style:style>
    <style:style style:name="Index_20_2" style:display-name="Index 2" style:family="paragraph" style:parent-style-name="Basis-Index" style:class="index">
      <style:paragraph-properties fo:margin-left="1.27cm" fo:margin-right="0cm" fo:text-indent="-0.635cm" style:auto-text-indent="false">
        <style:tab-stops>
          <style:tab-stop style:position="5.927cm" style:type="right"/>
        </style:tab-stops>
      </style:paragraph-properties>
    </style:style>
    <style:style style:name="Index_20_3" style:display-name="Index 3" style:family="paragraph" style:parent-style-name="Basis-Index" style:class="index">
      <style:paragraph-properties fo:margin-left="1.27cm" fo:margin-right="0cm" fo:text-indent="-0.635cm" style:auto-text-indent="false">
        <style:tab-stops>
          <style:tab-stop style:position="5.927cm" style:type="right"/>
        </style:tab-stops>
      </style:paragraph-properties>
    </style:style>
    <style:style style:name="Index_20_4" style:display-name="Index 4" style:family="paragraph" style:parent-style-name="Basis-Index">
      <style:paragraph-properties fo:margin-left="1.27cm" fo:margin-right="0cm" fo:text-indent="-0.635cm" style:auto-text-indent="false">
        <style:tab-stops>
          <style:tab-stop style:position="5.927cm" style:type="right"/>
        </style:tab-stops>
      </style:paragraph-properties>
    </style:style>
    <style:style style:name="Index_20_5" style:display-name="Index 5" style:family="paragraph" style:parent-style-name="Basis-Index">
      <style:paragraph-properties fo:margin-left="1.27cm" fo:margin-right="0cm" fo:text-indent="-0.635cm" style:auto-text-indent="false">
        <style:tab-stops>
          <style:tab-stop style:position="5.927cm" style:type="right"/>
        </style:tab-stops>
      </style:paragraph-properties>
    </style:style>
    <style:style style:name="Index_20_Heading" style:display-name="Index Heading" style:family="paragraph" style:parent-style-name="Basis-Kopf" style:next-style-name="Index_20_1" style:class="index">
      <style:paragraph-properties fo:margin-left="0cm" fo:margin-right="0cm" fo:margin-top="0.776cm" fo:margin-bottom="0cm" fo:keep-together="auto" fo:text-indent="0cm" style:auto-text-indent="false"/>
      <style:text-properties fo:text-transform="uppercase" fo:font-size="12pt" fo:letter-spacing="normal" fo:font-weight="bold" style:letter-kerning="true" style:font-size-asian="12pt" style:font-weight-asian="bold"/>
    </style:style>
    <style:style style:name="Titel_20_Überschrift" style:display-name="Titel Überschrift" style:family="paragraph" style:parent-style-name="Heading_20_1" style:default-outline-level="" style:list-style-name=""/>
    <style:style style:name="Listennummer" style:family="paragraph" style:parent-style-name="List" style:list-style-name="WW8Num8">
      <style:paragraph-properties fo:margin-left="0cm" fo:margin-right="0.801cm" fo:margin-top="0cm" fo:margin-bottom="0.318cm" fo:line-height="100%" fo:text-indent="0cm" style:auto-text-indent="false"/>
    </style:style>
    <style:style style:name="Makrotext" style:family="paragraph" style:parent-style-name="Standard">
      <style:text-properties style:font-name="Courier New"/>
    </style:style>
    <style:style style:name="Überschrift_20_Titelseite" style:display-name="Überschrift Titelseite" style:family="paragraph" style:parent-style-name="Basis-Kopf" style:next-style-name="Unterüberschrift_20_Titelseite" style:master-page-name="">
      <style:paragraph-properties fo:margin-top="0cm" fo:margin-bottom="0cm" style:line-height-at-least="0.423cm" fo:text-align="end" style:justify-single-word="false" style:page-number="auto" fo:background-color="transparent" style:shadow="none">
        <style:tab-stops/>
        <style:background-image/>
      </style:paragraph-properties>
      <style:text-properties fo:font-size="24pt" fo:letter-spacing="normal" fo:font-weight="bold" style:font-size-asian="24pt" style:font-weight-asian="bold"/>
    </style:style>
    <style:style style:name="Unterüberschrift_20_Titelseite" style:display-name="Unterüberschrift Titelseite" style:family="paragraph" style:parent-style-name="Überschrift_20_Titelseite" style:next-style-name="AutorTitelseite">
      <style:paragraph-properties fo:margin-top="2.681cm" fo:margin-bottom="0cm"/>
      <style:text-properties fo:font-size="20pt" fo:letter-spacing="-0.035cm" fo:font-style="italic" fo:font-weight="normal" style:font-size-asian="20pt" style:font-style-asian="italic" style:font-weight-asian="normal"/>
    </style:style>
    <style:style style:name="AutorTitelseite" style:family="paragraph" style:parent-style-name="Unterüberschrift_20_Titelseite" style:next-style-name="DatumTitelseite">
      <style:paragraph-properties fo:margin-top="1.588cm" fo:margin-bottom="0cm"/>
      <style:text-properties fo:font-size="18pt" fo:font-style="normal" style:font-size-asian="18pt" style:font-style-asian="normal"/>
    </style:style>
    <style:style style:name="DatumTitelseite" style:family="paragraph" style:parent-style-name="AutorTitelseite" style:next-style-name="Text_20_body">
      <style:paragraph-properties fo:margin-top="0.882cm" fo:margin-bottom="0cm"/>
    </style:style>
    <style:style style:name="Basis-Verzeichnis" style:family="paragraph" style:parent-style-name="Standard">
      <style:paragraph-properties fo:margin-left="0cm" fo:margin-right="0cm" fo:margin-top="0cm" fo:margin-bottom="0.388cm" style:line-height-at-least="0.388cm" fo:text-indent="0cm" style:auto-text-indent="false">
        <style:tab-stops>
          <style:tab-stop style:position="11.43cm" style:type="right" style:leader-style="dotted" style:leader-text="."/>
        </style:tab-stops>
      </style:paragraph-properties>
    </style:style>
    <style:style style:name="Abbildungsverzeichnis" style:family="paragraph" style:parent-style-name="Basis-Verzeichnis">
      <style:paragraph-properties fo:margin-left="2.54cm" fo:margin-right="0cm" fo:text-indent="-0.635cm" style:auto-text-indent="false"/>
    </style:style>
    <style:style style:name="Contents_20_1" style:display-name="Contents 1" style:family="paragraph" style:parent-style-name="Basis-Verzeichnis" style:class="index">
      <style:paragraph-properties fo:margin-left="0cm" fo:margin-right="0cm" fo:margin-top="0cm" fo:margin-bottom="0.212cm" fo:line-height="100%" fo:text-indent="0cm" style:auto-text-indent="false">
        <style:tab-stops>
          <style:tab-stop style:position="0.6cm"/>
          <style:tab-stop style:position="13.002cm" style:type="right"/>
        </style:tab-stops>
      </style:paragraph-properties>
      <style:text-properties fo:letter-spacing="-0.007cm"/>
    </style:style>
    <style:style style:name="Contents_20_2" style:display-name="Contents 2" style:family="paragraph" style:parent-style-name="Basis-Verzeichnis" style:class="index">
      <style:paragraph-properties fo:margin-left="0.6cm" fo:margin-right="0cm" fo:margin-top="0cm" fo:margin-bottom="0.212cm" fo:line-height="100%" fo:text-indent="0cm" style:auto-text-indent="false">
        <style:tab-stops>
          <style:tab-stop style:position="0.801cm"/>
          <style:tab-stop style:position="12.402cm" style:type="right"/>
        </style:tab-stops>
      </style:paragraph-properties>
    </style:style>
    <style:style style:name="Contents_20_3" style:display-name="Contents 3" style:family="paragraph" style:parent-style-name="Basis-Verzeichnis" style:class="index">
      <style:paragraph-properties fo:margin-left="1.401cm" fo:margin-right="0cm" fo:margin-top="0cm" fo:margin-bottom="0.212cm" fo:text-indent="0cm" style:auto-text-indent="false">
        <style:tab-stops>
          <style:tab-stop style:position="0.9cm"/>
          <style:tab-stop style:position="11.601cm" style:type="right"/>
        </style:tab-stops>
      </style:paragraph-properties>
    </style:style>
    <style:style style:name="Contents_20_4" style:display-name="Contents 4" style:family="paragraph" style:parent-style-name="Basis-Verzeichnis" style:class="index"/>
    <style:style style:name="Contents_20_5" style:display-name="Contents 5" style:family="paragraph" style:parent-style-name="Basis-Verzeichnis" style:class="index"/>
    <style:style style:name="Abschnittsbeschriftung" style:family="paragraph" style:parent-style-name="Basis-Kopf" style:next-style-name="Text_20_body">
      <style:paragraph-properties fo:margin-top="0.706cm" fo:margin-bottom="0.776cm"/>
      <style:text-properties style:font-name="Times New Roman" fo:font-size="30pt" fo:letter-spacing="-0.053cm" style:font-size-asian="30pt"/>
    </style:style>
    <style:style style:name="Fußzeile_20_Erste" style:display-name="Fußzeile Erste" style:family="paragraph" style:parent-style-name="Footer">
      <style:paragraph-properties fo:margin-left="-1.9cm" fo:margin-right="0cm" fo:text-indent="0cm" style:auto-text-indent="false" fo:padding-left="0cm" fo:padding-right="0cm" fo:padding-top="0cm" fo:padding-bottom="0.035cm" fo:border-left="none" fo:border-right="none" fo:border-top="none" fo:border-bottom="0.018cm solid #000000">
        <style:tab-stops>
          <style:tab-stop style:position="15.901cm" style:type="right"/>
        </style:tab-stops>
      </style:paragraph-properties>
      <style:text-properties fo:font-weight="bold" style:font-weight-asian="bold"/>
    </style:style>
    <style:style style:name="Fußzeile_20_gerade" style:display-name="Fußzeile gerade" style:family="paragraph" style:parent-style-name="Footer">
      <style:paragraph-properties fo:padding-left="0cm" fo:padding-right="0cm" fo:padding-top="0cm" fo:padding-bottom="0.035cm" fo:border-left="none" fo:border-right="none" fo:border-top="none" fo:border-bottom="0.018cm solid #000000"/>
      <style:text-properties fo:font-weight="bold" style:font-weight-asian="bold"/>
    </style:style>
    <style:style style:name="Fußzeile_20_ungerade" style:display-name="Fußzeile ungerade" style:family="paragraph" style:parent-style-name="Footer">
      <style:paragraph-properties fo:padding-left="0cm" fo:padding-right="0cm" fo:padding-top="0cm" fo:padding-bottom="0.035cm" fo:border-left="none" fo:border-right="none" fo:border-top="none" fo:border-bottom="0.018cm solid #000000"/>
      <style:text-properties fo:font-weight="bold" style:font-weight-asian="bold"/>
    </style:style>
    <style:style style:name="Kopfzeile_20_Erste" style:display-name="Kopfzeile Erste" style:family="paragraph" style:parent-style-name="Header"/>
    <style:style style:name="Kopfzeile_20_gerade" style:display-name="Kopfzeile gerade" style:family="paragraph" style:parent-style-name="Header"/>
    <style:style style:name="Kopfzeile_20_ungerade" style:display-name="Kopfzeile ungerade" style:family="paragraph" style:parent-style-name="Header"/>
    <style:style style:name="Kapitelbezeichnung" style:family="paragraph" style:parent-style-name="Basis-Kopf" style:next-style-name="Kapiteltitel">
      <style:paragraph-properties fo:margin-top="1.358cm" fo:margin-bottom="0.776cm"/>
      <style:text-properties style:font-name="Times New Roman" fo:font-size="30pt" fo:letter-spacing="-0.053cm" style:font-size-asian="30pt"/>
    </style:style>
    <style:style style:name="Kapiteltitel" style:family="paragraph" style:parent-style-name="Basis-Kopf" style:next-style-name="Kapitelunterüberschrift">
      <style:paragraph-properties fo:margin-left="0cm" fo:margin-right="3.81cm" fo:margin-top="1.27cm" fo:margin-bottom="0.706cm" fo:line-height="100%" fo:text-indent="0cm" style:auto-text-indent="false"/>
      <style:text-properties style:font-name="Times New Roman" fo:font-size="30pt" fo:letter-spacing="-0.071cm" style:font-size-asian="30pt"/>
    </style:style>
    <style:style style:name="Kapitelunterüberschrift" style:family="paragraph" style:parent-style-name="Kapiteltitel" style:next-style-name="Text_20_body">
      <style:paragraph-properties fo:margin-top="0cm" fo:margin-bottom="0.706cm" style:line-height-at-least="0.706cm"/>
      <style:text-properties fo:font-size="17pt" fo:letter-spacing="-0.025cm" fo:font-style="italic" style:font-size-asian="17pt" style:font-style-asian="italic"/>
    </style:style>
    <style:style style:name="Text_20_body_20_indent" style:display-name="Text body indent" style:family="paragraph" style:parent-style-name="Text_20_body" style:class="text">
      <style:paragraph-properties fo:margin-left="2.54cm" fo:margin-right="0cm" fo:text-indent="0cm" style:auto-text-indent="false"/>
    </style:style>
    <style:style style:name="Title" style:family="paragraph" style:parent-style-name="Basis-Kopf" style:next-style-name="Subtitle" style:class="chapter">
      <style:paragraph-properties fo:margin-left="0cm" fo:margin-right="2cm" fo:margin-top="1.164cm" fo:margin-bottom="0.706cm" style:line-height-at-least="0.953cm" fo:text-indent="0cm" style:auto-text-indent="false"/>
      <style:text-properties fo:font-size="24pt" fo:letter-spacing="normal" fo:font-weight="bold" style:font-size-asian="24pt" style:font-weight-asian="bold"/>
    </style:style>
    <style:style style:name="Subtitle" style:family="paragraph" style:parent-style-name="Title" style:next-style-name="Text_20_body" style:class="chapter">
      <style:paragraph-properties fo:margin-left="0cm" fo:margin-right="2cm" fo:margin-top="0cm" fo:margin-bottom="0.706cm" style:line-height-at-least="0.706cm" fo:text-indent="0cm" style:auto-text-indent="false"/>
      <style:text-properties fo:font-size="20pt" fo:letter-spacing="-0.025cm" fo:font-style="italic" fo:font-weight="normal" style:font-size-asian="20pt" style:font-style-asian="italic" style:font-weight-asian="normal"/>
    </style:style>
    <style:style style:name="Listennummer_20_5" style:display-name="Listennummer 5" style:family="paragraph" style:parent-style-name="Listennummer">
      <style:paragraph-properties fo:margin-left="5.715cm" fo:margin-right="1.199cm" fo:text-indent="-0.6cm" style:auto-text-indent="false"/>
    </style:style>
    <style:style style:name="Listennummer_20_4" style:display-name="Listennummer 4" style:family="paragraph" style:parent-style-name="Listennummer">
      <style:paragraph-properties fo:margin-left="5.08cm" fo:margin-right="1.199cm" fo:text-indent="-0.6cm" style:auto-text-indent="false"/>
    </style:style>
    <style:style style:name="Listennummer_20_3" style:display-name="Listennummer 3" style:family="paragraph" style:parent-style-name="Listennummer">
      <style:paragraph-properties fo:margin-left="4.445cm" fo:margin-right="1.199cm" fo:text-indent="-0.6cm" style:auto-text-indent="false"/>
    </style:style>
    <style:style style:name="Liste_20_5" style:display-name="Liste 5" style:family="paragraph" style:parent-style-name="List">
      <style:paragraph-properties fo:margin-left="5.08cm" fo:margin-right="0cm" fo:text-indent="-0.6cm" style:auto-text-indent="false"/>
    </style:style>
    <style:style style:name="Liste_20_4" style:display-name="Liste 4" style:family="paragraph" style:parent-style-name="List">
      <style:paragraph-properties fo:margin-left="4.445cm" fo:margin-right="0cm" fo:text-indent="-0.6cm" style:auto-text-indent="false"/>
    </style:style>
    <style:style style:name="Liste_20_3" style:display-name="Liste 3" style:family="paragraph" style:parent-style-name="List">
      <style:paragraph-properties fo:margin-left="1.799cm" fo:margin-right="0cm" fo:text-indent="-0.6cm" style:auto-text-indent="false"/>
    </style:style>
    <style:style style:name="Liste_20_2" style:display-name="Liste 2" style:family="paragraph" style:parent-style-name="List">
      <style:paragraph-properties fo:margin-left="1.199cm" fo:margin-right="0cm" fo:text-indent="-0.6cm" style:auto-text-indent="false"/>
    </style:style>
    <style:style style:name="Kommentartext" style:family="paragraph" style:parent-style-name="Basis-Fußnote"/>
    <style:style style:name="Listennummer_20_2" style:display-name="Listennummer 2" style:family="paragraph" style:parent-style-name="List" style:list-style-name="WW8Num10">
      <style:paragraph-properties fo:margin-left="0cm" fo:margin-right="1.199cm" fo:margin-top="0cm" fo:margin-bottom="0.318cm" fo:line-height="100%" fo:text-indent="0cm" style:auto-text-indent="false"/>
    </style:style>
    <style:style style:name="Listenfortsetzung" style:family="paragraph" style:parent-style-name="List">
      <style:paragraph-properties fo:margin-left="0.6cm" fo:margin-right="0.801cm" fo:margin-top="0cm" fo:margin-bottom="0.318cm" fo:line-height="100%" fo:text-indent="0cm" style:auto-text-indent="false"/>
    </style:style>
    <style:style style:name="Listenfortsetzung_20_2" style:display-name="Listenfortsetzung 2" style:family="paragraph" style:parent-style-name="Listenfortsetzung">
      <style:paragraph-properties fo:margin-left="1.199cm" fo:margin-right="0.801cm" fo:text-indent="0cm" style:auto-text-indent="false"/>
    </style:style>
    <style:style style:name="Listenfortsetzung_20_3" style:display-name="Listenfortsetzung 3" style:family="paragraph" style:parent-style-name="Listenfortsetzung">
      <style:paragraph-properties fo:margin-left="1.801cm" fo:margin-right="0cm" fo:text-indent="0cm" style:auto-text-indent="false"/>
    </style:style>
    <style:style style:name="Listenfortsetzung_20_4" style:display-name="Listenfortsetzung 4" style:family="paragraph" style:parent-style-name="Listenfortsetzung">
      <style:paragraph-properties fo:margin-left="2.401cm" fo:margin-right="0cm" fo:text-indent="0cm" style:auto-text-indent="false"/>
    </style:style>
    <style:style style:name="Listenfortsetzung_20_5" style:display-name="Listenfortsetzung 5" style:family="paragraph" style:parent-style-name="Listenfortsetzung">
      <style:paragraph-properties fo:margin-left="5.715cm" fo:margin-right="0cm" fo:text-indent="0cm" style:auto-text-indent="false"/>
    </style:style>
    <style:style style:name="Standardeinzug" style:family="paragraph" style:parent-style-name="Standard">
      <style:paragraph-properties fo:margin-left="2.54cm" fo:margin-right="0cm" fo:text-indent="0cm" style:auto-text-indent="false"/>
    </style:style>
    <style:style style:name="Absenderadresse" style:family="paragraph" style:parent-style-name="Standard">
      <style:paragraph-properties fo:margin-left="0cm" fo:margin-right="0cm" style:line-height-at-least="0.388cm" fo:keep-together="always" fo:text-indent="0cm" style:auto-text-indent="false"/>
      <style:text-properties fo:font-size="8pt" style:font-size-asian="8pt"/>
    </style:style>
    <style:style style:name="Firmenname" style:family="paragraph" style:parent-style-name="Dokumentbeschriftung">
      <style:paragraph-properties fo:margin-top="0cm" fo:margin-bottom="0cm"/>
    </style:style>
    <style:style style:name="Teildokumentbeschriftung" style:family="paragraph" style:parent-style-name="Basis-Kopf" style:next-style-name="Standard">
      <style:paragraph-properties fo:margin-top="0.706cm" fo:margin-bottom="0.776cm"/>
      <style:text-properties style:font-name="Times New Roman" fo:font-size="30pt" fo:letter-spacing="-0.053cm" style:font-size-asian="30pt"/>
    </style:style>
    <style:style style:name="Unterüberschrift_20_Teildokument" style:display-name="Unterüberschrift Teildokument" style:family="paragraph" style:parent-style-name="Standard" style:next-style-name="Text_20_body">
      <style:paragraph-properties fo:margin-left="0cm" fo:margin-right="3.81cm" fo:margin-top="0cm" fo:margin-bottom="0.282cm" style:line-height-at-least="0.706cm" fo:keep-together="always" fo:text-indent="0cm" style:auto-text-indent="false" fo:keep-with-next="always"/>
      <style:text-properties fo:font-size="17pt" fo:letter-spacing="-0.025cm" fo:font-style="italic" style:letter-kerning="true" style:font-size-asian="17pt" style:font-style-asian="italic"/>
    </style:style>
    <style:style style:name="Titel_20_Teildokument" style:display-name="Titel Teildokument" style:family="paragraph" style:parent-style-name="Basis-Kopf" style:next-style-name="Unterüberschrift_20_Teildokument">
      <style:paragraph-properties fo:margin-left="0cm" fo:margin-right="3.81cm" fo:margin-top="1.164cm" fo:margin-bottom="0.706cm" style:line-height-at-least="0.953cm" fo:text-indent="0cm" style:auto-text-indent="false"/>
      <style:text-properties style:font-name="Times New Roman" fo:font-size="30pt" fo:letter-spacing="-0.071cm" style:font-size-asian="30pt"/>
    </style:style>
    <style:style style:name="Rechtsgrundlagenverzeichnis" style:family="paragraph" style:parent-style-name="Standard">
      <style:paragraph-properties fo:margin-left="2.54cm" fo:margin-right="0cm" fo:text-indent="-0.635cm" style:auto-text-indent="false">
        <style:tab-stops>
          <style:tab-stop style:position="10.795cm" style:type="right" style:leader-style="dotted" style:leader-text="."/>
        </style:tab-stops>
      </style:paragraph-properties>
    </style:style>
    <style:style style:name="RGV-Überschrift" style:family="paragraph" style:parent-style-name="Standard" style:next-style-name="Rechtsgrundlagenverzeichnis">
      <style:paragraph-properties fo:margin-top="0.423cm" fo:margin-bottom="0.212cm" fo:line-height="0.635cm" fo:keep-with-next="always"/>
      <style:text-properties style:font-name="Arial1" fo:font-size="14pt" fo:font-weight="bold" style:letter-kerning="true" style:font-size-asian="14pt" style:font-weight-asian="bold"/>
    </style:style>
    <style:style style:name="Nachrichtenkopf" style:family="paragraph" style:parent-style-name="Text_20_body">
      <style:paragraph-properties fo:margin-left="0cm" fo:margin-right="3.81cm" fo:margin-top="0cm" fo:margin-bottom="0.212cm" fo:line-height="0.494cm" fo:keep-together="always" fo:text-indent="-1.905cm" style:auto-text-indent="false">
        <style:tab-stops>
          <style:tab-stop style:position="6.35cm"/>
          <style:tab-stop style:position="8.255cm"/>
        </style:tab-stops>
      </style:paragraph-properties>
      <style:text-properties style:font-name="Arial1" fo:font-size="11pt" style:font-size-asian="11pt"/>
    </style:style>
    <style:style style:name="Anrede" style:family="paragraph" style:parent-style-name="Standard" style:next-style-name="Standard"/>
    <style:style style:name="Blocktext" style:family="paragraph" style:parent-style-name="Standard">
      <style:paragraph-properties fo:margin-left="2.54cm" fo:margin-right="2.54cm" fo:margin-top="0cm" fo:margin-bottom="0.212cm" fo:text-indent="0cm" style:auto-text-indent="false"/>
    </style:style>
    <style:style style:name="Datum" style:family="paragraph" style:parent-style-name="Standard" style:next-style-name="Standard"/>
    <style:style style:name="Dokumentstruktur" style:family="paragraph" style:parent-style-name="Standard">
      <style:paragraph-properties fo:background-color="#000080">
        <style:background-image/>
      </style:paragraph-properties>
      <style:text-properties style:font-name="Tahoma" style:font-name-complex="Tahoma"/>
    </style:style>
    <style:style style:name="E-Mail-Signatur" style:family="paragraph" style:parent-style-name="Standard"/>
    <style:style style:name="Formatvorlage_20_Titel_20__2b__20_Zeilenabstand_3a__20__20_Genau_20_27_20_pt" style:display-name="Formatvorlage Titel + Zeilenabstand:  Genau 27 pt" style:family="paragraph" style:parent-style-name="Title">
      <style:paragraph-properties fo:margin-left="0cm" fo:margin-right="2cm" fo:line-height="0.953cm" fo:text-indent="0cm" style:auto-text-indent="false"/>
      <style:text-properties fo:letter-spacing="normal"/>
    </style:style>
    <style:style style:name="Salutation" style:family="paragraph" style:parent-style-name="Standard" style:class="text">
      <style:paragraph-properties fo:margin-left="7.62cm" fo:margin-right="0cm" fo:text-indent="0cm" style:auto-text-indent="false"/>
    </style:style>
    <style:style style:name="HTML_20_Adresse" style:display-name="HTML Adresse" style:family="paragraph" style:parent-style-name="Standard">
      <style:text-properties fo:font-style="italic" style:font-style-asian="italic" style:font-style-complex="italic"/>
    </style:style>
    <style:style style:name="HTML_20_Vorformatiert" style:display-name="HTML Vorformatiert" style:family="paragraph" style:parent-style-name="Standard">
      <style:text-properties style:font-name="Courier New" style:font-name-complex="Courier New"/>
    </style:style>
    <style:style style:name="Index_20_6" style:display-name="Index 6" style:family="paragraph" style:parent-style-name="Standard" style:next-style-name="Standard">
      <style:paragraph-properties fo:margin-left="2.117cm" fo:margin-right="0cm" fo:text-indent="-0.353cm" style:auto-text-indent="false"/>
    </style:style>
    <style:style style:name="Index_20_7" style:display-name="Index 7" style:family="paragraph" style:parent-style-name="Standard" style:next-style-name="Standard">
      <style:paragraph-properties fo:margin-left="2.469cm" fo:margin-right="0cm" fo:text-indent="-0.353cm" style:auto-text-indent="false"/>
    </style:style>
    <style:style style:name="Index_20_8" style:display-name="Index 8" style:family="paragraph" style:parent-style-name="Standard" style:next-style-name="Standard">
      <style:paragraph-properties fo:margin-left="2.822cm" fo:margin-right="0cm" fo:text-indent="-0.353cm" style:auto-text-indent="false"/>
    </style:style>
    <style:style style:name="Index_20_9" style:display-name="Index 9" style:family="paragraph" style:parent-style-name="Standard" style:next-style-name="Standard">
      <style:paragraph-properties fo:margin-left="3.175cm" fo:margin-right="0cm" fo:text-indent="-0.353cm" style:auto-text-indent="false"/>
    </style:style>
    <style:style style:name="Nur_20_Text" style:display-name="Nur Text" style:family="paragraph" style:parent-style-name="Standard">
      <style:text-properties style:font-name="Courier New" style:font-name-complex="Courier New"/>
    </style:style>
    <style:style style:name="Standard_20__28_Web_29_" style:display-name="Standard (Web)" style:family="paragraph" style:parent-style-name="Standard">
      <style:text-properties fo:font-size="12pt" style:font-size-asian="12pt" style:font-size-complex="12pt"/>
    </style:style>
    <style:style style:name="Textkörper_20_2" style:display-name="Textkörper 2" style:family="paragraph" style:parent-style-name="Standard">
      <style:paragraph-properties fo:margin-top="0cm" fo:margin-bottom="0.212cm" fo:line-height="200%"/>
    </style:style>
    <style:style style:name="Textkörper_20_3" style:display-name="Textkörper 3" style:family="paragraph" style:parent-style-name="Standard">
      <style:paragraph-properties fo:margin-top="0cm" fo:margin-bottom="0.212cm"/>
      <style:text-properties fo:font-size="8pt" style:font-size-asian="8pt" style:font-size-complex="8pt"/>
    </style:style>
    <style:style style:name="Textkörper-Einzug_20_2" style:display-name="Textkörper-Einzug 2" style:family="paragraph" style:parent-style-name="Standard">
      <style:paragraph-properties fo:margin-left="0.635cm" fo:margin-right="0cm" fo:margin-top="0cm" fo:margin-bottom="0.212cm" fo:line-height="200%" fo:text-indent="0cm" style:auto-text-indent="false"/>
    </style:style>
    <style:style style:name="Textkörper-Einzug_20_3" style:display-name="Textkörper-Einzug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Textkörper-Erstzeileneinzug" style:family="paragraph" style:parent-style-name="Text_20_body">
      <style:paragraph-properties fo:margin-left="0cm" fo:margin-right="0cm" fo:margin-top="0cm" fo:margin-bottom="0.212cm" fo:line-height="100%" fo:text-indent="0.37cm" style:auto-text-indent="false"/>
    </style:style>
    <style:style style:name="Textkörper-Erstzeileneinzug_20_2" style:display-name="Textkörper-Erstzeileneinzug 2" style:family="paragraph" style:parent-style-name="Text_20_body_20_indent">
      <style:paragraph-properties fo:margin-left="0.635cm" fo:margin-right="0cm" fo:margin-top="0cm" fo:margin-bottom="0.212cm" fo:line-height="100%" fo:text-indent="0.37cm" style:auto-text-indent="false"/>
    </style:style>
    <style:style style:name="Sender" style:family="paragraph" style:parent-style-name="Standard" style:class="extra">
      <style:text-properties style:font-name="Arial1" style:font-name-complex="Arial1"/>
    </style:style>
    <style:style style:name="Addressee" style:family="paragraph" style:parent-style-name="Standard" style:class="extra">
      <style:paragraph-properties fo:margin-left="5.08cm" fo:margin-right="0cm" fo:text-indent="0cm" style:auto-text-indent="false"/>
      <style:text-properties style:font-name="Arial1" fo:font-size="12pt" style:font-size-asian="12pt" style:font-name-complex="Arial1" style:font-size-complex="12pt"/>
    </style:style>
    <style:style style:name="Signature" style:family="paragraph" style:parent-style-name="Standard" style:class="text">
      <style:paragraph-properties fo:margin-left="7.62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List_20_Bullet1" style:display-name="List Bullet1" style:family="paragraph" style:parent-style-name="Standard">
      <style:paragraph-properties fo:margin-left="0cm" fo:margin-right="0cm" fo:margin-top="0.494cm" fo:margin-bottom="0.494cm" fo:text-indent="0cm" style:auto-text-indent="false"/>
      <style:text-properties fo:font-size="12pt" style:font-size-asian="12pt" style:font-size-complex="12pt"/>
    </style:style>
    <style:style style:name="Formatvorlage_20_Verzeichnis_20_1_20__2b__20_Links_3a__20__20_19_20_cm" style:display-name="Formatvorlage Verzeichnis 1 + Links:  19 cm" style:family="paragraph" style:parent-style-name="Contents_20_1">
      <style:paragraph-properties fo:margin-left="1.9cm" fo:margin-right="1.169cm" fo:text-indent="0cm" style:auto-text-indent="false">
        <style:tab-stops>
          <style:tab-stop style:position="-1.3cm"/>
          <style:tab-stop style:position="0cm"/>
          <style:tab-stop style:position="11.102cm" style:type="right"/>
        </style:tab-stops>
      </style:paragraph-properties>
      <style:text-properties style:font-weight-complex="bold"/>
    </style:style>
    <style:style style:name="Referenz" style:family="paragraph" style:parent-style-name="Text_20_body" style:list-style-name="WW8Num6">
      <style:paragraph-properties fo:margin-left="-2.635cm" fo:margin-right="0cm" fo:line-height="120%" fo:text-indent="0cm" style:auto-text-indent="false">
        <style:tab-stops>
          <style:tab-stop style:position="3.485cm"/>
        </style:tab-stops>
      </style:paragraph-properties>
    </style:style>
    <style:style style:name="Fußnotentrennlinie" style:family="paragraph" style:parent-style-name="Standard">
      <style:paragraph-properties fo:margin-top="0.353cm" fo:margin-bottom="0cm"/>
    </style:style>
    <style:style style:name="Tabellenzelle" style:family="paragraph" style:parent-style-name="Text_20_body">
      <style:paragraph-properties fo:margin-left="0cm" fo:margin-right="0cm" fo:margin-top="0.071cm" fo:margin-bottom="0.141cm" fo:line-height="100%" fo:text-indent="0cm" style:auto-text-indent="false"/>
    </style:style>
    <style:style style:name="Tabelleüberschriftszelle" style:family="paragraph" style:parent-style-name="Text_20_body">
      <style:paragraph-properties fo:margin-left="0cm" fo:margin-right="0cm" fo:margin-top="0cm" fo:margin-bottom="0.212cm" fo:line-height="100%" fo:text-align="center" style:justify-single-word="false" fo:text-indent="0cm" style:auto-text-indent="false"/>
      <style:text-properties fo:font-weight="bold" style:font-weight-asian="bold" style:font-weight-complex="bold"/>
    </style:style>
    <style:style style:name="Aufzählungszeichen1" style:family="paragraph" style:parent-style-name="Text_20_body" style:list-style-name="WW8Num3">
      <style:paragraph-properties fo:margin-left="0cm" fo:margin-right="0.801cm" fo:margin-top="0cm" fo:margin-bottom="0.318cm" fo:line-height="100%" fo:text-indent="0cm" style:auto-text-indent="false"/>
    </style:style>
    <style:style style:name="Aufzählungszeichen2" style:family="paragraph" style:parent-style-name="Text_20_body" style:list-style-name="WW8Num7">
      <style:paragraph-properties fo:margin-left="0cm" fo:margin-right="1.199cm" fo:margin-top="0cm" fo:margin-bottom="0.318cm" fo:line-height="100%" fo:text-indent="0cm" style:auto-text-indent="false"/>
    </style:style>
    <style:style style:name="Aufzählungszeichen3" style:family="paragraph" style:parent-style-name="Text_20_body" style:list-style-name="WW8Num9">
      <style:paragraph-properties fo:margin-left="0cm" fo:margin-right="1.199cm" fo:margin-top="0cm" fo:margin-bottom="0.318cm" fo:line-height="100%" fo:text-indent="0cm" style:auto-text-indent="false"/>
    </style:style>
    <style:style style:name="Aufzählungszeichen4" style:family="paragraph" style:parent-style-name="Text_20_body" style:list-style-name="WW8Num4">
      <style:paragraph-properties fo:margin-left="0cm" fo:margin-right="1.199cm" fo:margin-top="0cm" fo:margin-bottom="0.318cm" fo:line-height="100%" fo:text-indent="0cm" style:auto-text-indent="false"/>
    </style:style>
    <style:style style:name="Aufzählungszeichen5" style:family="paragraph" style:parent-style-name="Text_20_body" style:list-style-name="WW8Num2">
      <style:paragraph-properties fo:margin-left="0cm" fo:margin-right="1.199cm" fo:margin-top="0cm" fo:margin-bottom="0.318cm" fo:line-height="100%" fo:text-indent="0cm" style:auto-text-indent="false"/>
    </style:style>
    <style:style style:name="Überschrift1_20_-_20_Seitenwechsel" style:display-name="Überschrift1 - Seitenwechsel" style:family="paragraph" style:parent-style-name="Heading_20_1" style:next-style-name="Text_20_body" style:default-outline-level="" style:list-style-name="">
      <style:paragraph-properties fo:break-before="pag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097cm" style:type="right" style:leader-style="dotted" style:leader-text="."/>
        </style:tab-stops>
      </style:paragraph-properties>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5z0" style:family="text">
      <style:text-properties fo:font-style="normal" fo:font-weight="bold" style:font-style-asian="normal" style:font-weight-asian="bold"/>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8z0" style:family="text">
      <style:text-properties style:font-name="Symbol" fo:font-size="10pt" fo:font-style="normal" fo:font-weight="bold" style:font-size-asian="10pt" style:font-style-asian="normal" style:font-weight-asian="bold"/>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fo:font-style="normal" fo:font-weight="bold" style:font-style-asian="normal" style:font-weight-asian="bold"/>
    </style:style>
    <style:style style:name="Absatz-Standardschriftart" style:family="text">
      <style:text-properties fo:font-size="10pt" fo:language="de" fo:country="DE"/>
    </style:style>
    <style:style style:name="Endnote_20_Symbol" style:display-name="Endnote Symbol" style:family="text">
      <style:text-properties style:text-position="super 58%" fo:font-weight="bold" style:font-weight-asian="bold"/>
    </style:style>
    <style:style style:name="Footnote_20_Symbol" style:display-name="Footnote Symbol" style:family="text">
      <style:text-properties style:text-position="super 58%"/>
    </style:style>
    <style:style style:name="Einleitung" style:family="text">
      <style:text-properties style:font-name="Times New Roman" fo:letter-spacing="-0.007cm" fo:font-weight="bold" style:font-weight-asian="bold"/>
    </style:style>
    <style:style style:name="Line_20_numbering" style:display-name="Line numbering" style:family="text">
      <style:text-properties fo:font-size="9pt" style:font-size-asian="9pt"/>
    </style:style>
    <style:style style:name="Page_20_Number" style:display-name="Page Number" style:family="text">
      <style:text-properties style:font-name="Arial1" fo:font-size="9pt" fo:font-weight="bold" style:font-size-asian="9pt" style:font-weight-asian="bold"/>
    </style:style>
    <style:style style:name="Hochgestellt" style:family="text">
      <style:text-properties style:text-position="super 58%" fo:font-weight="bold" style:font-weight-asian="bold"/>
    </style:style>
    <style:style style:name="Emphasis" style:family="text">
      <style:text-properties style:font-name="Times New Roman" fo:letter-spacing="normal" fo:font-weight="bold" style:font-weight-asian="bold"/>
    </style:style>
    <style:style style:name="Kommentarzeichen" style:family="text">
      <style:text-properties fo:font-size="8pt" style:font-size-asian="8pt"/>
    </style:style>
    <style:style style:name="Slogan" style:family="text" style:parent-style-name="Absatz-Standardschriftart">
      <style:text-properties fo:font-size="12pt" fo:letter-spacing="-0.011cm" fo:font-style="italic" style:font-size-asian="12pt" style:font-style-asian="italic"/>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Strong_20_Emphasis" style:display-name="Strong Emphasis" style:family="text" style:parent-style-name="Absatz-Standardschriftart">
      <style:text-properties fo:font-weight="bold" style:font-weight-asian="bold" style:font-weight-complex="bold"/>
    </style:style>
    <style:style style:name="HTML_20_Akronym" style:display-name="HTML Akronym" style:family="text" style:parent-style-name="Absatz-Standardschriftart"/>
    <style:style style:name="HTML_20_Beispiel" style:display-name="HTML Beispiel" style:family="text" style:parent-style-name="Absatz-Standardschriftart">
      <style:text-properties style:font-name="Courier New"/>
    </style:style>
    <style:style style:name="HTML_20_Code" style:display-name="HTML Code" style:family="text" style:parent-style-name="Absatz-Standardschriftart">
      <style:text-properties style:font-name="Courier New" fo:font-size="10pt" style:font-size-asian="10pt" style:font-size-complex="10pt"/>
    </style:style>
    <style:style style:name="HTML_20_Definition" style:display-name="HTML Definition" style:family="text" style:parent-style-name="Absatz-Standardschriftart">
      <style:text-properties fo:font-style="italic" style:font-style-asian="italic" style:font-style-complex="italic"/>
    </style:style>
    <style:style style:name="HTML_20_Schreibmaschine" style:display-name="HTML Schreibmaschine" style:family="text" style:parent-style-name="Absatz-Standardschriftart">
      <style:text-properties style:font-name="Courier New" fo:font-size="10pt" style:font-size-asian="10pt" style:font-size-complex="10pt"/>
    </style:style>
    <style:style style:name="HTML_20_Tastatur" style:display-name="HTML Tastatur" style:family="text" style:parent-style-name="Absatz-Standardschriftart">
      <style:text-properties style:font-name="Courier New" fo:font-size="10pt" style:font-size-asian="10pt" style:font-size-complex="10pt"/>
    </style:style>
    <style:style style:name="HTML_20_Variable" style:display-name="HTML Variable" style:family="text" style:parent-style-name="Absatz-Standardschriftart">
      <style:text-properties fo:font-style="italic" style:font-style-asian="italic" style:font-style-complex="italic"/>
    </style:style>
    <style:style style:name="HTML_20_Zitat" style:display-name="HTML Zitat" style:family="text" style:parent-style-name="Absatz-Standardschriftart">
      <style:text-properties fo:font-style="italic" style:font-style-asian="italic" style:font-style-complex="italic"/>
    </style:style>
    <style:style style:name="Footnote_20_anchor" style:display-name="Footnote anchor" style:family="text">
      <style:text-properties style:text-position="super 58%"/>
    </style:style>
    <style:style style:name="Variable"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space-before="3.799cm" text:min-label-width="1.524cm"/>
      </text:outline-level-style>
      <text:outline-level-style text:level="5" style:num-format="1" text:display-levels="5">
        <style:list-level-properties text:space-before="3.799cm" text:min-label-width="1.778cm"/>
      </text:outline-level-style>
      <text:outline-level-style text:level="6" style:num-format="1" text:display-levels="6">
        <style:list-level-properties text:space-before="3.799cm" text:min-label-width="2.032cm"/>
      </text:outline-level-style>
      <text:outline-level-style text:level="7" style:num-format="1" text:display-levels="7">
        <style:list-level-properties text:space-before="3.799cm" text:min-label-width="2.286cm"/>
      </text:outline-level-style>
      <text:outline-level-style text:level="8" style:num-format="1" text:display-levels="8">
        <style:list-level-properties text:space-before="3.799cm" text:min-label-width="2.54cm"/>
      </text:outline-level-style>
      <text:outline-level-style text:level="9" style:num-format="1" text:display-levels="9">
        <style:list-level-properties text:space-before="3.799cm"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list-level-style-number text:level="1" style:num-format="1">
        <style:list-level-properties text:space-before="3.799cm" text:min-label-width="0.762cm"/>
      </text:list-level-style-number>
      <text:list-level-style-number text:level="2" style:num-format="1" text:display-levels="2">
        <style:list-level-properties text:space-before="3.799cm" text:min-label-width="1.016cm"/>
      </text:list-level-style-number>
      <text:list-level-style-number text:level="3" style:num-format="1" text:display-levels="3">
        <style:list-level-properties text:space-before="3.799cm" text:min-label-width="1.27cm"/>
      </text:list-level-style-number>
      <text:list-level-style-number text:level="4" style:num-format="1" text:display-levels="4">
        <style:list-level-properties text:space-before="3.799cm" text:min-label-width="1.524cm"/>
      </text:list-level-style-number>
      <text:list-level-style-number text:level="5" style:num-format="1" text:display-levels="5">
        <style:list-level-properties text:space-before="3.799cm" text:min-label-width="1.778cm"/>
      </text:list-level-style-number>
      <text:list-level-style-number text:level="6" style:num-format="1" text:display-levels="6">
        <style:list-level-properties text:space-before="3.799cm" text:min-label-width="2.032cm"/>
      </text:list-level-style-number>
      <text:list-level-style-number text:level="7" style:num-format="1" text:display-levels="7">
        <style:list-level-properties text:space-before="3.799cm" text:min-label-width="2.286cm"/>
      </text:list-level-style-number>
      <text:list-level-style-number text:level="8" style:num-format="1" text:display-levels="8">
        <style:list-level-properties text:space-before="3.799cm" text:min-label-width="2.54cm"/>
      </text:list-level-style-number>
      <text:list-level-style-number text:level="9" style:num-format="1" text:display-levels="9">
        <style:list-level-properties text:space-before="3.799cm"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3cm" text:min-label-width="0.6cm"/>
        <style:text-properties style:font-name="Wingdings"/>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599cm" text:min-label-width="0.6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2.4cm" text:min-label-width="0.6cm"/>
        <style:text-properties style:font-name="Wingdings"/>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number text:level="1" text:style-name="WW8Num5z0" style:num-suffix="." style:num-format="1">
        <style:list-level-properties text:space-before="3.17cm" text:min-label-width="0.635cm"/>
      </text:list-level-style-number>
      <text:list-level-style-number text:level="2" text:style-name="WW8Num5z0" style:num-suffix="." style:num-format="1" text:display-levels="2">
        <style:list-level-properties text:space-before="3.805cm" text:min-label-width="0.635cm"/>
      </text:list-level-style-number>
      <text:list-level-style-number text:level="3" style:num-suffix=")" style:num-format="i">
        <style:list-level-properties text:space-before="4.44cm" text:min-label-width="0.635cm"/>
      </text:list-level-style-number>
      <text:list-level-style-number text:level="4" style:num-prefix="(" style:num-suffix=")" style:num-format="1">
        <style:list-level-properties text:space-before="5.075cm" text:min-label-width="0.635cm"/>
      </text:list-level-style-number>
      <text:list-level-style-number text:level="5" style:num-prefix="(" style:num-suffix=")" style:num-format="a" style:num-letter-sync="true">
        <style:list-level-properties text:space-before="5.71cm" text:min-label-width="0.635cm"/>
      </text:list-level-style-number>
      <text:list-level-style-number text:level="6" style:num-prefix="(" style:num-suffix=")" style:num-format="i">
        <style:list-level-properties text:space-before="6.345cm" text:min-label-width="0.635cm"/>
      </text:list-level-style-number>
      <text:list-level-style-number text:level="7" style:num-suffix="." style:num-format="1">
        <style:list-level-properties text:space-before="6.98cm" text:min-label-width="0.635cm"/>
      </text:list-level-style-number>
      <text:list-level-style-number text:level="8" style:num-suffix="." style:num-format="a" style:num-letter-sync="true">
        <style:list-level-properties text:space-before="7.615cm" text:min-label-width="0.635cm"/>
      </text:list-level-style-number>
      <text:list-level-style-number text:level="9" style:num-suffix="." style:num-format="i">
        <style:list-level-properties text:space-before="8.2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prefix="[" style:num-suffix="]" style:num-format="1">
        <style:list-level-properties text:space-before="2.635cm" text:min-label-width="0.635cm"/>
      </text:list-level-style-number>
      <text:list-level-style-number text:level="2" style:num-suffix="." style:num-format="a" style:num-letter-sync="true">
        <style:list-level-properties text:space-before="3.905cm" text:min-label-width="0.635cm"/>
      </text:list-level-style-number>
      <text:list-level-style-number text:level="3" style:num-suffix="." style:num-format="i">
        <style:list-level-properties text:min-label-width="5.81cm" text:min-label-distance="0.318cm" fo:text-align="end"/>
      </text:list-level-style-number>
      <text:list-level-style-number text:level="4" style:num-suffix="." style:num-format="1">
        <style:list-level-properties text:space-before="6.445cm" text:min-label-width="0.635cm"/>
      </text:list-level-style-number>
      <text:list-level-style-number text:level="5" style:num-suffix="." style:num-format="a" style:num-letter-sync="true">
        <style:list-level-properties text:space-before="7.715cm" text:min-label-width="0.635cm"/>
      </text:list-level-style-number>
      <text:list-level-style-number text:level="6" style:num-suffix="." style:num-format="i">
        <style:list-level-properties text:min-label-width="9.62cm" text:min-label-distance="0.318cm" fo:text-align="end"/>
      </text:list-level-style-number>
      <text:list-level-style-number text:level="7" style:num-suffix="." style:num-format="1">
        <style:list-level-properties text:space-before="10.255cm" text:min-label-width="0.635cm"/>
      </text:list-level-style-number>
      <text:list-level-style-number text:level="8" style:num-suffix="." style:num-format="a" style:num-letter-sync="true">
        <style:list-level-properties text:space-before="11.525cm" text:min-label-width="0.635cm"/>
      </text:list-level-style-number>
      <text:list-level-style-number text:level="9" style:num-suffix="." style:num-format="i">
        <style:list-level-properties text:min-label-width="13.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cm" text:min-label-width="0.601cm"/>
        <style:text-properties style:font-name="Wingdings"/>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number text:level="1" text:style-name="Absatz-Standardschriftart" style:num-suffix="." style:num-format="1">
        <style:list-level-properties text:space-before="0.599cm" text:min-label-width="0.6cm"/>
      </text:list-level-style-number>
      <text:list-level-style-number text:level="2" text:style-name="Absatz-Standardschriftart" style:num-suffix="." style:num-format="1">
        <style:list-level-properties text:space-before="1.27cm" text:min-label-width="0.635cm"/>
      </text:list-level-style-number>
      <text:list-level-style-number text:level="3" text:style-name="Absatz-Standardschriftart" style:num-suffix="." style:num-format="1">
        <style:list-level-properties text:space-before="1.905cm" text:min-label-width="0.635cm"/>
      </text:list-level-style-number>
      <text:list-level-style-number text:level="4" text:style-name="Absatz-Standardschriftart" style:num-suffix="." style:num-format="1">
        <style:list-level-properties text:space-before="2.54cm" text:min-label-width="0.635cm"/>
      </text:list-level-style-number>
      <text:list-level-style-number text:level="5" text:style-name="Absatz-Standardschriftart" style:num-suffix="." style:num-format="1">
        <style:list-level-properties text:space-before="3.175cm" text:min-label-width="0.635cm"/>
      </text:list-level-style-number>
      <text:list-level-style-number text:level="6" text:style-name="Absatz-Standardschriftart" style:num-suffix="." style:num-format="1">
        <style:list-level-properties text:space-before="3.81cm" text:min-label-width="0.635cm"/>
      </text:list-level-style-number>
      <text:list-level-style-number text:level="7" text:style-name="Absatz-Standardschriftart" style:num-suffix="." style:num-format="1">
        <style:list-level-properties text:space-before="4.445cm" text:min-label-width="0.635cm"/>
      </text:list-level-style-number>
      <text:list-level-style-number text:level="8" text:style-name="Absatz-Standardschriftart" style:num-suffix="." style:num-format="1">
        <style:list-level-properties text:space-before="5.08cm" text:min-label-width="0.635cm"/>
      </text:list-level-style-number>
      <text:list-level-style-number text:level="9" text:style-name="Absatz-Standardschriftart" style:num-suffix="." style:num-format="1">
        <style:list-level-properties text:space-before="5.715cm" text:min-label-width="0.635cm"/>
      </text:list-level-style-number>
      <text:list-level-style-number text:level="10" text:style-name="Absatz-Standardschriftart"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1.801cm" text:min-label-width="0.6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space-before="1.2cm" text:min-label-width="0.601cm"/>
      </text:list-level-style-number>
      <text:list-level-style-number text:level="2" text:style-name="WW8Num10z0" style:num-suffix="." style:num-format="1" text:display-levels="2">
        <style:list-level-properties text:space-before="1.834cm" text:min-label-width="0.635cm"/>
      </text:list-level-style-number>
      <text:list-level-style-number text:level="3" style:num-suffix=")" style:num-format="i">
        <style:list-level-properties text:space-before="2.469cm" text:min-label-width="0.635cm"/>
      </text:list-level-style-number>
      <text:list-level-style-number text:level="4" style:num-prefix="(" style:num-suffix=")" style:num-format="1">
        <style:list-level-properties text:space-before="3.104cm" text:min-label-width="0.635cm"/>
      </text:list-level-style-number>
      <text:list-level-style-number text:level="5" style:num-prefix="(" style:num-suffix=")" style:num-format="a" style:num-letter-sync="true">
        <style:list-level-properties text:space-before="3.739cm" text:min-label-width="0.635cm"/>
      </text:list-level-style-number>
      <text:list-level-style-number text:level="6" style:num-prefix="(" style:num-suffix=")" style:num-format="i">
        <style:list-level-properties text:space-before="4.374cm" text:min-label-width="0.635cm"/>
      </text:list-level-style-number>
      <text:list-level-style-number text:level="7" style:num-suffix="." style:num-format="1">
        <style:list-level-properties text:space-before="5.009cm" text:min-label-width="0.635cm"/>
      </text:list-level-style-number>
      <text:list-level-style-number text:level="8" style:num-suffix="." style:num-format="a" style:num-letter-sync="true">
        <style:list-level-properties text:space-before="5.644cm" text:min-label-width="0.635cm"/>
      </text:list-level-style-number>
      <text:list-level-style-number text:level="9" style:num-suffix="." style:num-format="i">
        <style:list-level-properties text:space-before="6.279cm" text:min-label-width="0.635cm"/>
      </text:list-level-style-number>
      <text:list-level-style-number text:level="10" style:num-suffix="." style:num-format="1">
        <style:list-level-properties text:space-before="6.35cm" text:min-label-width="0.635cm"/>
      </text:list-level-style-number>
    </text:list-style>
    <text:list-style style:name="NummerischÜberschrift1">
      <text:list-level-style-number text:level="1" text:style-name="Absatz-Standardschriftart" style:num-format="1">
        <style:list-level-properties text:min-label-width="2cm"/>
      </text:list-level-style-number>
      <text:list-level-style-number text:level="2" text:style-name="Absatz-Standardschriftart" style:num-format="1">
        <style:list-level-properties text:min-label-width="2cm"/>
      </text:list-level-style-number>
      <text:list-level-style-number text:level="3" text:style-name="Absatz-Standardschriftart" style:num-format="1">
        <style:list-level-properties text:min-label-width="2cm"/>
      </text:list-level-style-number>
      <text:list-level-style-number text:level="4" text:style-name="Absatz-Standardschriftart" style:num-format="1">
        <style:list-level-properties text:min-label-width="2cm"/>
      </text:list-level-style-number>
      <text:list-level-style-number text:level="5" text:style-name="Absatz-Standardschriftart" style:num-format="1">
        <style:list-level-properties text:min-label-width="2cm"/>
      </text:list-level-style-number>
      <text:list-level-style-number text:level="6" text:style-name="Absatz-Standardschriftart" style:num-format="1">
        <style:list-level-properties text:min-label-width="2cm"/>
      </text:list-level-style-number>
      <text:list-level-style-number text:level="7" text:style-name="Absatz-Standardschriftart" style:num-format="1">
        <style:list-level-properties text:min-label-width="2cm"/>
      </text:list-level-style-number>
      <text:list-level-style-number text:level="8" text:style-name="Absatz-Standardschriftart" style:num-format="1">
        <style:list-level-properties text:min-label-width="2cm"/>
      </text:list-level-style-number>
      <text:list-level-style-number text:level="9" text:style-name="Absatz-Standardschriftart" style:num-format="1">
        <style:list-level-properties text:min-label-width="2cm"/>
      </text:list-level-style-number>
      <text:list-level-style-number text:level="10" text:style-name="Absatz-Standardschriftart" style:num-format="1">
        <style:list-level-properties text:min-label-width="2cm"/>
      </text:list-level-style-number>
    </text:list-style>
    <text:list-style style:name="NummerischÜberschrift2">
      <text:list-level-style-number text:level="1" text:style-name="Numbering_20_Symbols" style:num-prefix=" " style:num-suffix=" " style:num-format="1">
        <style:list-level-properties text:min-label-width="2cm"/>
      </text:list-level-style-number>
      <text:list-level-style-number text:level="2" text:style-name="Numbering_20_Symbols" style:num-prefix=" " style:num-suffix=" " style:num-format="1" text:display-levels="2">
        <style:list-level-properties text:min-label-width="2cm"/>
      </text:list-level-style-number>
      <text:list-level-style-number text:level="3" text:style-name="Numbering_20_Symbols" style:num-prefix=" " style:num-suffix=" " style:num-format="1" text:display-levels="3">
        <style:list-level-properties text:min-label-width="2cm"/>
      </text:list-level-style-number>
      <text:list-level-style-number text:level="4" text:style-name="Numbering_20_Symbols" style:num-prefix=" " style:num-suffix=" " style:num-format="1" text:display-levels="4">
        <style:list-level-properties text:min-label-width="2cm"/>
      </text:list-level-style-number>
      <text:list-level-style-number text:level="5" text:style-name="Numbering_20_Symbols" style:num-prefix=" " style:num-suffix=" " style:num-format="1" text:display-levels="5">
        <style:list-level-properties text:min-label-width="2cm"/>
      </text:list-level-style-number>
      <text:list-level-style-number text:level="6" text:style-name="Numbering_20_Symbols" style:num-prefix=" " style:num-suffix=" " style:num-format="1" text:display-levels="6">
        <style:list-level-properties text:min-label-width="2cm"/>
      </text:list-level-style-number>
      <text:list-level-style-number text:level="7" text:style-name="Numbering_20_Symbols" style:num-prefix=" " style:num-suffix=" " style:num-format="1" text:display-levels="7">
        <style:list-level-properties text:min-label-width="2cm"/>
      </text:list-level-style-number>
      <text:list-level-style-number text:level="8" text:style-name="Numbering_20_Symbols" style:num-prefix=" " style:num-suffix=" " style:num-format="1" text:display-levels="8">
        <style:list-level-properties text:min-label-width="2cm"/>
      </text:list-level-style-number>
      <text:list-level-style-number text:level="9" text:style-name="Numbering_20_Symbols" style:num-prefix=" " style:num-suffix=" " style:num-format="1" text:display-levels="9">
        <style:list-level-properties text:min-label-width="2cm"/>
      </text:list-level-style-number>
      <text:list-level-style-number text:level="10" text:style-name="Numbering_20_Symbols" style:num-prefix=" " style:num-suffix=" " style:num-format="1" text:display-levels="10">
        <style:list-level-properties text:min-label-width="2cm"/>
      </text:list-level-style-number>
    </text:list-style>
    <text:list-style style:name="NummerischÜberschrift3">
      <text:list-level-style-number text:level="1" style:num-format="1">
        <style:list-level-properties text:space-before="0.635cm" text:min-label-width="0.635cm"/>
      </text:list-level-style-number>
      <text:list-level-style-number text:level="2" style:num-format="1" text:display-levels="2">
        <style:list-level-properties text:space-before="1.275cm" text:min-label-width="0.635cm"/>
      </text:list-level-style-number>
      <text:list-level-style-number text:level="3" style:num-format="1" text:display-levels="3">
        <style:list-level-properties text:space-before="1.27cm" text:min-label-width="2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style:writing-mode="lr-tb"/>
    </style:style>
    <style:style style:name="MP2" style:family="paragraph" style:parent-style-name="Standard">
      <style:paragraph-properties fo:line-height="0.229cm"/>
      <style:text-properties fo:font-size="20pt" style:font-size-asian="20pt"/>
    </style:style>
    <style:style style:name="MP3" style:family="paragraph" style:parent-style-name="Fußzeile_20_Erste">
      <style:paragraph-properties>
        <style:tab-stops>
          <style:tab-stop style:position="9.096cm"/>
          <style:tab-stop style:position="15.901cm" style:type="right"/>
        </style:tab-stops>
      </style:paragraph-properties>
    </style:style>
    <style:style style:name="MP4" style:family="paragraph" style:parent-style-name="Header">
      <style:text-properties fo:language="zxx" fo:country="none" style:language-asian="zxx" style:country-asian="none"/>
    </style:style>
    <style:style style:name="MT1" style:family="text">
      <style:text-properties fo:font-weight="normal" style:font-weight-asian="normal"/>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Mfr2" style:family="graphic" style:parent-style-name="Graphics">
      <style:graphic-properties style:vertical-pos="from-top" style:vertical-rel="paragraph" style:horizontal-pos="from-left" style:horizontal-rel="paragraph" style:mirror="none" fo:clip="rect(3.15cm, 2.96cm, 3.15cm, 2.96cm)" draw:luminance="0%" draw:contrast="0%" draw:red="0%" draw:green="0%" draw:blue="0%" draw:gamma="100%" draw:color-inversion="false" draw:image-opacity="100%" draw:color-mode="standard"/>
    </style:style>
    <style:style style:name="Mfr3" style:family="graphic" style:parent-style-name="Graphics">
      <style:graphic-properties fo:margin-left="0.319cm" fo:margin-right="0cm" style:run-through="background" style:wrap="run-through" style:number-wrapped-paragraphs="no-limit" style:vertical-pos="from-top" style:vertical-rel="paragraph" style:horizontal-pos="right" style:horizontal-rel="paragraph" fo:padding="0.026cm" fo:border="none"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vertical-pos="from-top" style:vertical-rel="paragraph" style:horizontal-pos="from-left" style:horizontal-rel="paragraph" style:mirror="none" fo:clip="rect(3.15cm, 2.96cm, 4.2cm, 2.96cm)" draw:luminance="0%" draw:contrast="0%" draw:red="0%" draw:green="0%" draw:blue="0%" draw:gamma="100%" draw:color-inversion="false" draw:image-opacity="100%" draw:color-mode="standard"/>
    </style:style>
    <style:style style:name="Mgr1" style:family="graphic">
      <style:graphic-properties draw:stroke="none" draw:fill="solid" draw:fill-color="#e5e5e5"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0.999cm" fo:page-height="29.699cm" style:num-format="1" style:print-orientation="portrait" fo:margin-top="1.27cm" fo:margin-bottom="1.27cm" fo:margin-left="4.401cm" fo:margin-right="2.501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8cm" fo:margin-left="0cm" fo:margin-right="0cm" fo:margin-bottom="1.381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0.999cm" fo:page-height="29.699cm" style:num-format="1" style:print-orientation="portrait" fo:margin-top="1.27cm" fo:margin-bottom="2cm" fo:margin-left="4.401cm" fo:margin-right="2.501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8cm" fo:margin-left="0cm" fo:margin-right="0cm" fo:margin-bottom="1.381cm" style:dynamic-spacing="true"/>
      </style:header-style>
      <style:footer-style/>
    </style:page-layout>
    <style:page-layout style:name="Mpm3">
      <style:page-layout-properties fo:page-width="20.999cm" fo:page-height="29.699cm" style:num-format="1" style:print-orientation="portrait" fo:margin-top="1.27cm" fo:margin-bottom="2cm" fo:margin-left="4.401cm" fo:margin-right="2.501cm" style:writing-mode="lr-tb" style:layout-grid-color="#c0c0c0" style:layout-grid-lines="70" style:layout-grid-base-height="0.353cm" style:layout-grid-ruby-height="0.02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8cm" fo:margin-left="0cm" fo:margin-right="0cm" fo:margin-bottom="1.381cm" style:dynamic-spacing="true"/>
      </style:header-style>
      <style:footer-style/>
    </style:page-layout>
    <style:page-layout style:name="Mpm4">
      <style:page-layout-properties fo:page-width="20.999cm" fo:page-height="29.699cm" style:num-format="1" style:print-orientation="portrait" fo:margin-top="1.27cm" fo:margin-bottom="1.27cm" fo:margin-left="4.401cm" fo:margin-right="2.501cm" style:writing-mode="lr-tb" style:layout-grid-color="#c0c0c0" style:layout-grid-lines="72" style:layout-grid-base-height="0.353cm" style:layout-grid-ruby-height="0.02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8cm" fo:margin-left="0cm" fo:margin-right="0cm" fo:margin-bottom="1.381cm" style:dynamic-spacing="true"/>
      </style:header-style>
      <style:footer-style>
        <style:header-footer-properties fo:min-height="0.73cm" fo:margin-left="0cm" fo:margin-right="0cm" fo:margin-top="0.631cm" style:dynamic-spacing="tru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raw:custom-shape text:anchor-type="char" draw:z-index="4" draw:style-name="Mgr1" draw:text-style-name="MP1" svg:width="19.051cm" svg:height="0.847cm" svg:x="1.27cm" svg:y="3.355cm"><text:p/><draw:enhanced-geometry svg:viewBox="0 0 21600 21600" draw:type="rectangle" draw:enhanced-path="M 0 0 L 21600 0 21600 21600 0 21600 0 0 Z N"/></draw:custom-shape><draw:frame draw:style-name="Mfr1" draw:name="Rahmen1" text:anchor-type="char" svg:x="5.122cm" svg:y="1.058cm" svg:width="0.296cm" svg:height="2.752cm" draw:z-index="0"><draw:text-box><text:p text:style-name="MP2">.<text:line-break/>.<text:line-break/>.<text:line-break/>.<text:line-break/>.<text:line-break/>.<text:line-break/>.<text:line-break/>.<text:line-break/>.</text:p><text:p text:style-name="Standard"/></draw:text-box></draw:frame></text:p>
      </style:header>
      <style:footer>
        <text:p text:style-name="MP3"><text:tab/><text:tab/><text:span text:style-name="Page_20_Number"><text:span text:style-name="MT1"><text:page-number text:select-page="current">11</text:page-number></text:span></text:span></text:p>
      </style:footer>
    </style:master-page>
    <style:master-page style:name="First_20_Page" style:display-name="First Page" style:page-layout-name="Mpm2" style:next-style-name="Standard">
      <style:header>
        <text:p text:style-name="MP4"><draw:frame draw:style-name="Mfr2" draw:name="Grafik1" text:anchor-type="char" svg:x="4.962cm" svg:y="-0.436cm" svg:width="9.409cm" svg:height="6.17cm" draw:z-index="3"><draw:image xlink:href="Pictures/100000000000034900000253799457C7.jpg" xlink:type="simple" xlink:show="embed" xlink:actuate="onLoad"/></draw:frame></text:p>
      </style:header>
    </style:master-page>
    <style:master-page style:name="Konvert_20_1" style:display-name="Konvert 1" style:page-layout-name="Mpm3" style:next-style-name="Konvert_20_Folge_20_1">
      <style:header>
        <text:p text:style-name="MP4"><draw:frame draw:style-name="Mfr3" draw:name="Grafik3" text:anchor-type="char" svg:y="0cm" svg:width="9.684cm" svg:height="1.191cm" draw:z-index="0"><draw:image xlink:href="Pictures/10000000000008EE0000011AB2F1AC57.png" xlink:type="simple" xlink:show="embed" xlink:actuate="onLoad"/></draw:frame></text:p>
      </style:header>
    </style:master-page>
    <style:master-page style:name="Konvert_20_Folge_20_1" style:display-name="Konvert Folge 1" style:page-layout-name="Mpm4">
      <style:header>
        <text:p text:style-name="MP4"><draw:frame draw:style-name="Mfr4" draw:name="Grafik2" text:anchor-type="paragraph" svg:x="10.627cm" svg:y="-0.582cm" svg:width="3.53cm" svg:height="1.986cm" draw:z-index="14"><draw:image xlink:href="Pictures/100000000000034900000253799457C7.jpg" xlink:type="simple" xlink:show="embed" xlink:actuate="onLoad"/></draw:frame></text:p>
      </style:header>
      <style:footer>
        <text:p text:style-name="MP3"><text:tab/><text:tab/><text:span text:style-name="Page_20_Number"><text:span text:style-name="MT1"><text:page-number text:select-page="current">11</text:page-number></text:span></text:span></text:p>
      </style:footer>
    </style:master-page>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Aktueller Bericht</dc:title>
    <meta:initial-creator>Markus Eberspächer</meta:initial-creator>
    <meta:creation-date>2008-03-05T06:37:42</meta:creation-date>
    <dc:creator>Markus Eberspächer</dc:creator>
    <dc:date>2009-07-13T19:57:13.39</dc:date>
    <meta:printed-by>Markus Eberspächer</meta:printed-by>
    <meta:print-date>2008-03-05T21:36:24</meta:print-date>
    <meta:editing-cycles>83</meta:editing-cycles>
    <meta:editing-duration>PT85H56M33S</meta:editing-duration>
    <meta:document-statistic meta:table-count="30" meta:image-count="3" meta:object-count="0" meta:page-count="13" meta:paragraph-count="364" meta:word-count="2012" meta:character-count="15355"/>
    <meta:user-defined meta:name="Info 1"/>
    <meta:user-defined meta:name="Info 2"/>
    <meta:user-defined meta:name="Info 3"/>
    <meta:user-defined meta:name="Info 4"/>
    <meta:user-defined meta:name="LCID">1031</meta:user-defined>
    <meta:user-defined meta:name="UseDefaultLanguage" meta:value-type="boolean">true</meta:user-defined>
    <meta:user-defined meta:name="Version">2003051900</meta:user-defined>
  </office:meta>
</office:document-meta>
</file>